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2:Sheet1.A12 Sheet1.E2:Sheet1.E2 Sheet1.F2:Sheet1.F12 Sheet1.A14:Sheet1.A24 Sheet1.B14:Sheet1.B14 Sheet1.F14:Sheet1.F24 Sheet1.A25:Sheet1.A35 Sheet1.B25:Sheet1.B25 Sheet1.F25:Sheet1.F35 Sheet1.A36:Sheet1.A46 Sheet1.B36:Sheet1.B36 Sheet1.F3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4 squidlets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46.98" calcext:value-type="float">
            <text:p>46.98</text:p>
          </table:table-cell>
          <table:table-cell table:formula="of:=[.D14]*4" office:value-type="float" office:value="187.92" calcext:value-type="float">
            <text:p>187.92</text:p>
          </table:table-cell>
          <table:table-cell table:formula="of:=[.D14]/1000" office:value-type="float" office:value="0.04698" calcext:value-type="float">
            <text:p>0.04698</text:p>
          </table:table-cell>
          <table:table-cell table:formula="of:=[.D2]/[.D14]" office:value-type="float" office:value="0.34610472541507" calcext:value-type="float">
            <text:p>0.3461047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78.14" calcext:value-type="float">
            <text:p>78.14</text:p>
          </table:table-cell>
          <table:table-cell table:formula="of:=[.D15]*4" office:value-type="float" office:value="312.56" calcext:value-type="float">
            <text:p>312.56</text:p>
          </table:table-cell>
          <table:table-cell table:formula="of:=[.D15]/1000" office:value-type="float" office:value="0.07814" calcext:value-type="float">
            <text:p>0.07814</text:p>
          </table:table-cell>
          <table:table-cell table:formula="of:=[.D3]/[.D15]" office:value-type="float" office:value="0.407857691323266" calcext:value-type="float">
            <text:p>0.4078576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8.29" calcext:value-type="float">
            <text:p>158.29</text:p>
          </table:table-cell>
          <table:table-cell table:formula="of:=[.D16]*4" office:value-type="float" office:value="633.16" calcext:value-type="float">
            <text:p>633.16</text:p>
          </table:table-cell>
          <table:table-cell table:formula="of:=[.D16]/1000" office:value-type="float" office:value="0.15829" calcext:value-type="float">
            <text:p>0.15829</text:p>
          </table:table-cell>
          <table:table-cell table:formula="of:=[.D4]/[.D16]" office:value-type="float" office:value="0.380756838713753" calcext:value-type="float">
            <text:p>0.3807568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4.71" calcext:value-type="float">
            <text:p>534.71</text:p>
          </table:table-cell>
          <table:table-cell table:formula="of:=[.D17]*4" office:value-type="float" office:value="2138.84" calcext:value-type="float">
            <text:p>2138.84</text:p>
          </table:table-cell>
          <table:table-cell table:formula="of:=[.D17]/1000" office:value-type="float" office:value="0.53471" calcext:value-type="float">
            <text:p>0.53471</text:p>
          </table:table-cell>
          <table:table-cell table:formula="of:=[.D5]/[.D17]" office:value-type="float" office:value="0.200875240784724" calcext:value-type="float">
            <text:p>0.2008752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7.04" calcext:value-type="float">
            <text:p>577.04</text:p>
          </table:table-cell>
          <table:table-cell table:formula="of:=[.D18]*4" office:value-type="float" office:value="2308.16" calcext:value-type="float">
            <text:p>2308.16</text:p>
          </table:table-cell>
          <table:table-cell table:formula="of:=[.D18]/1000" office:value-type="float" office:value="0.57704" calcext:value-type="float">
            <text:p>0.57704</text:p>
          </table:table-cell>
          <table:table-cell table:formula="of:=[.D6]/[.D18]" office:value-type="float" office:value="0.327724247885762" calcext:value-type="float">
            <text:p>0.32772424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6.75" calcext:value-type="float">
            <text:p>1226.75</text:p>
          </table:table-cell>
          <table:table-cell table:formula="of:=[.D19]*4" office:value-type="float" office:value="4907" calcext:value-type="float">
            <text:p>4907</text:p>
          </table:table-cell>
          <table:table-cell table:formula="of:=[.D19]/1000" office:value-type="float" office:value="1.22675" calcext:value-type="float">
            <text:p>1.22675</text:p>
          </table:table-cell>
          <table:table-cell table:formula="of:=[.D7]/[.D19]" office:value-type="float" office:value="0.342628897493377" calcext:value-type="float">
            <text:p>0.3426288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77.33" calcext:value-type="float">
            <text:p>2977.33</text:p>
          </table:table-cell>
          <table:table-cell table:formula="of:=[.D20]*4" office:value-type="float" office:value="11909.32" calcext:value-type="float">
            <text:p>11909.32</text:p>
          </table:table-cell>
          <table:table-cell table:formula="of:=[.D20]/1000" office:value-type="float" office:value="2.97733" calcext:value-type="float">
            <text:p>2.97733</text:p>
          </table:table-cell>
          <table:table-cell table:formula="of:=[.D8]/[.D20]" office:value-type="float" office:value="0.266020226175802" calcext:value-type="float">
            <text:p>0.26602022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99.62" calcext:value-type="float">
            <text:p>4799.62</text:p>
          </table:table-cell>
          <table:table-cell table:formula="of:=[.D21]*4" office:value-type="float" office:value="19198.48" calcext:value-type="float">
            <text:p>19198.48</text:p>
          </table:table-cell>
          <table:table-cell table:formula="of:=[.D21]/1000" office:value-type="float" office:value="4.79962" calcext:value-type="float">
            <text:p>4.79962</text:p>
          </table:table-cell>
          <table:table-cell table:formula="of:=[.D9]/[.D21]" office:value-type="float" office:value="0.326827957213279" calcext:value-type="float">
            <text:p>0.32682795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23" calcext:value-type="float">
            <text:p>9623</text:p>
          </table:table-cell>
          <table:table-cell table:formula="of:=[.D22]*4" office:value-type="float" office:value="38492" calcext:value-type="float">
            <text:p>38492</text:p>
          </table:table-cell>
          <table:table-cell table:formula="of:=[.D22]/1000" office:value-type="float" office:value="9.623" calcext:value-type="float">
            <text:p>9.623</text:p>
          </table:table-cell>
          <table:table-cell table:formula="of:=[.D10]/[.D22]" office:value-type="float" office:value="0.334864387405175" calcext:value-type="float">
            <text:p>0.33486438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263" calcext:value-type="float">
            <text:p>19263</text:p>
          </table:table-cell>
          <table:table-cell table:formula="of:=[.D23]*4" office:value-type="float" office:value="77052" calcext:value-type="float">
            <text:p>77052</text:p>
          </table:table-cell>
          <table:table-cell table:formula="of:=[.D23]/1000" office:value-type="float" office:value="19.263" calcext:value-type="float">
            <text:p>19.263</text:p>
          </table:table-cell>
          <table:table-cell table:formula="of:=[.D11]/[.D23]" office:value-type="float" office:value="0.32819394694492" calcext:value-type="float">
            <text:p>0.32819394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604.5" calcext:value-type="float">
            <text:p>38604.5</text:p>
          </table:table-cell>
          <table:table-cell table:formula="of:=[.D24]*4" office:value-type="float" office:value="154418" calcext:value-type="float">
            <text:p>154418</text:p>
          </table:table-cell>
          <table:table-cell table:formula="of:=[.D24]/1000" office:value-type="float" office:value="38.6045" calcext:value-type="float">
            <text:p>38.6045</text:p>
          </table:table-cell>
          <table:table-cell table:formula="of:=[.D12]/[.D24]" office:value-type="float" office:value="0.330073696071701" calcext:value-type="float">
            <text:p>0.330073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46.93" calcext:value-type="float">
            <text:p>46.93</text:p>
          </table:table-cell>
          <table:table-cell table:formula="of:=[.D25]*4" office:value-type="float" office:value="187.72" calcext:value-type="float">
            <text:p>187.72</text:p>
          </table:table-cell>
          <table:table-cell table:formula="of:=[.D25]/1000" office:value-type="float" office:value="0.04693" calcext:value-type="float">
            <text:p>0.04693</text:p>
          </table:table-cell>
          <table:table-cell table:formula="of:=[.D2]/[.D25]" office:value-type="float" office:value="0.346473471127211" calcext:value-type="float">
            <text:p>0.3464734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77.91" calcext:value-type="float">
            <text:p>77.91</text:p>
          </table:table-cell>
          <table:table-cell table:formula="of:=[.D26]*4" office:value-type="float" office:value="311.64" calcext:value-type="float">
            <text:p>311.64</text:p>
          </table:table-cell>
          <table:table-cell table:formula="of:=[.D26]/1000" office:value-type="float" office:value="0.07791" calcext:value-type="float">
            <text:p>0.07791</text:p>
          </table:table-cell>
          <table:table-cell table:formula="of:=[.D3]/[.D26]" office:value-type="float" office:value="0.409061737902708" calcext:value-type="float">
            <text:p>0.4090617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58.19" calcext:value-type="float">
            <text:p>158.19</text:p>
          </table:table-cell>
          <table:table-cell table:formula="of:=[.D27]*4" office:value-type="float" office:value="632.76" calcext:value-type="float">
            <text:p>632.76</text:p>
          </table:table-cell>
          <table:table-cell table:formula="of:=[.D27]/1000" office:value-type="float" office:value="0.15819" calcext:value-type="float">
            <text:p>0.15819</text:p>
          </table:table-cell>
          <table:table-cell table:formula="of:=[.D4]/[.D27]" office:value-type="float" office:value="0.380997534610279" calcext:value-type="float">
            <text:p>0.3809975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33.16" calcext:value-type="float">
            <text:p>533.16</text:p>
          </table:table-cell>
          <table:table-cell table:formula="of:=[.D28]*4" office:value-type="float" office:value="2132.64" calcext:value-type="float">
            <text:p>2132.64</text:p>
          </table:table-cell>
          <table:table-cell table:formula="of:=[.D28]/1000" office:value-type="float" office:value="0.53316" calcext:value-type="float">
            <text:p>0.53316</text:p>
          </table:table-cell>
          <table:table-cell table:formula="of:=[.D5]/[.D28]" office:value-type="float" office:value="0.201459224247881" calcext:value-type="float">
            <text:p>0.2014592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75.69" calcext:value-type="float">
            <text:p>575.69</text:p>
          </table:table-cell>
          <table:table-cell table:formula="of:=[.D29]*4" office:value-type="float" office:value="2302.76" calcext:value-type="float">
            <text:p>2302.76</text:p>
          </table:table-cell>
          <table:table-cell table:formula="of:=[.D29]/1000" office:value-type="float" office:value="0.57569" calcext:value-type="float">
            <text:p>0.57569</text:p>
          </table:table-cell>
          <table:table-cell table:formula="of:=[.D6]/[.D29]" office:value-type="float" office:value="0.328492765203495" calcext:value-type="float">
            <text:p>0.3284927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26.86" calcext:value-type="float">
            <text:p>1226.86</text:p>
          </table:table-cell>
          <table:table-cell table:formula="of:=[.D30]*4" office:value-type="float" office:value="4907.44" calcext:value-type="float">
            <text:p>4907.44</text:p>
          </table:table-cell>
          <table:table-cell table:formula="of:=[.D30]/1000" office:value-type="float" office:value="1.22686" calcext:value-type="float">
            <text:p>1.22686</text:p>
          </table:table-cell>
          <table:table-cell table:formula="of:=[.D7]/[.D30]" office:value-type="float" office:value="0.342598177461161" calcext:value-type="float">
            <text:p>0.3425981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73.25" calcext:value-type="float">
            <text:p>2973.25</text:p>
          </table:table-cell>
          <table:table-cell table:formula="of:=[.D31]*4" office:value-type="float" office:value="11893" calcext:value-type="float">
            <text:p>11893</text:p>
          </table:table-cell>
          <table:table-cell table:formula="of:=[.D31]/1000" office:value-type="float" office:value="2.97325" calcext:value-type="float">
            <text:p>2.97325</text:p>
          </table:table-cell>
          <table:table-cell table:formula="of:=[.D8]/[.D31]" office:value-type="float" office:value="0.266385268645422" calcext:value-type="float">
            <text:p>0.2663852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96.12" calcext:value-type="float">
            <text:p>4796.12</text:p>
          </table:table-cell>
          <table:table-cell table:formula="of:=[.D32]*4" office:value-type="float" office:value="19184.48" calcext:value-type="float">
            <text:p>19184.48</text:p>
          </table:table-cell>
          <table:table-cell table:formula="of:=[.D32]/1000" office:value-type="float" office:value="4.79612" calcext:value-type="float">
            <text:p>4.79612</text:p>
          </table:table-cell>
          <table:table-cell table:formula="of:=[.D9]/[.D32]" office:value-type="float" office:value="0.327066462056829" calcext:value-type="float">
            <text:p>0.3270664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11" calcext:value-type="float">
            <text:p>9611</text:p>
          </table:table-cell>
          <table:table-cell table:formula="of:=[.D33]*4" office:value-type="float" office:value="38444" calcext:value-type="float">
            <text:p>38444</text:p>
          </table:table-cell>
          <table:table-cell table:formula="of:=[.D33]/1000" office:value-type="float" office:value="9.611" calcext:value-type="float">
            <text:p>9.611</text:p>
          </table:table-cell>
          <table:table-cell table:formula="of:=[.D10]/[.D33]" office:value-type="float" office:value="0.3352824888149" calcext:value-type="float">
            <text:p>0.33528248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265.25" calcext:value-type="float">
            <text:p>19265.25</text:p>
          </table:table-cell>
          <table:table-cell table:formula="of:=[.D34]*4" office:value-type="float" office:value="77061" calcext:value-type="float">
            <text:p>77061</text:p>
          </table:table-cell>
          <table:table-cell table:formula="of:=[.D34]/1000" office:value-type="float" office:value="19.26525" calcext:value-type="float">
            <text:p>19.26525</text:p>
          </table:table-cell>
          <table:table-cell table:formula="of:=[.D11]/[.D34]" office:value-type="float" office:value="0.328155616978757" calcext:value-type="float">
            <text:p>0.3281556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table:formula="of:=[.D35]*4" office:value-type="float" office:value="154564" calcext:value-type="float">
            <text:p>154564</text:p>
          </table:table-cell>
          <table:table-cell table:formula="of:=[.D35]/1000" office:value-type="float" office:value="38.641" calcext:value-type="float">
            <text:p>38.641</text:p>
          </table:table-cell>
          <table:table-cell table:formula="of:=[.D12]/[.D35]" office:value-type="float" office:value="0.32976191092363" calcext:value-type="float">
            <text:p>0.3297619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32" calcext:value-type="float">
            <text:p>632</text:p>
          </table:table-cell>
          <table:table-cell office:value-type="float" office:value="46.51" calcext:value-type="float">
            <text:p>46.51</text:p>
          </table:table-cell>
          <table:table-cell table:formula="of:=[.D36]*4" office:value-type="float" office:value="186.04" calcext:value-type="float">
            <text:p>186.04</text:p>
          </table:table-cell>
          <table:table-cell table:formula="of:=[.D36]/1000" office:value-type="float" office:value="0.04651" calcext:value-type="float">
            <text:p>0.04651</text:p>
          </table:table-cell>
          <table:table-cell table:formula="of:=[.D2]/[.D36]" office:value-type="float" office:value="0.349602236078263" calcext:value-type="float">
            <text:p>0.3496022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7.79" calcext:value-type="float">
            <text:p>77.79</text:p>
          </table:table-cell>
          <table:table-cell table:formula="of:=[.D37]*4" office:value-type="float" office:value="311.16" calcext:value-type="float">
            <text:p>311.16</text:p>
          </table:table-cell>
          <table:table-cell table:formula="of:=[.D37]/1000" office:value-type="float" office:value="0.07779" calcext:value-type="float">
            <text:p>0.07779</text:p>
          </table:table-cell>
          <table:table-cell table:formula="of:=[.D3]/[.D37]" office:value-type="float" office:value="0.409692762565882" calcext:value-type="float">
            <text:p>0.4096927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7.92" calcext:value-type="float">
            <text:p>157.92</text:p>
          </table:table-cell>
          <table:table-cell table:formula="of:=[.D38]*4" office:value-type="float" office:value="631.68" calcext:value-type="float">
            <text:p>631.68</text:p>
          </table:table-cell>
          <table:table-cell table:formula="of:=[.D38]/1000" office:value-type="float" office:value="0.15792" calcext:value-type="float">
            <text:p>0.15792</text:p>
          </table:table-cell>
          <table:table-cell table:formula="of:=[.D4]/[.D38]" office:value-type="float" office:value="0.381648936170213" calcext:value-type="float">
            <text:p>0.3816489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533.34" calcext:value-type="float">
            <text:p>533.34</text:p>
          </table:table-cell>
          <table:table-cell table:formula="of:=[.D39]*4" office:value-type="float" office:value="2133.36" calcext:value-type="float">
            <text:p>2133.36</text:p>
          </table:table-cell>
          <table:table-cell table:formula="of:=[.D39]/1000" office:value-type="float" office:value="0.53334" calcext:value-type="float">
            <text:p>0.53334</text:p>
          </table:table-cell>
          <table:table-cell table:formula="of:=[.D5]/[.D39]" office:value-type="float" office:value="0.201391232609592" calcext:value-type="float">
            <text:p>0.2013912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5.85" calcext:value-type="float">
            <text:p>575.85</text:p>
          </table:table-cell>
          <table:table-cell table:formula="of:=[.D40]*4" office:value-type="float" office:value="2303.4" calcext:value-type="float">
            <text:p>2303.4</text:p>
          </table:table-cell>
          <table:table-cell table:formula="of:=[.D40]/1000" office:value-type="float" office:value="0.57585" calcext:value-type="float">
            <text:p>0.57585</text:p>
          </table:table-cell>
          <table:table-cell table:formula="of:=[.D6]/[.D40]" office:value-type="float" office:value="0.328401493444473" calcext:value-type="float">
            <text:p>0.3284014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225.89" calcext:value-type="float">
            <text:p>1225.89</text:p>
          </table:table-cell>
          <table:table-cell table:formula="of:=[.D41]*4" office:value-type="float" office:value="4903.56" calcext:value-type="float">
            <text:p>4903.56</text:p>
          </table:table-cell>
          <table:table-cell table:formula="of:=[.D41]/1000" office:value-type="float" office:value="1.22589" calcext:value-type="float">
            <text:p>1.22589</text:p>
          </table:table-cell>
          <table:table-cell table:formula="of:=[.D7]/[.D41]" office:value-type="float" office:value="0.342869262331857" calcext:value-type="float">
            <text:p>0.34286926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77.33" calcext:value-type="float">
            <text:p>2977.33</text:p>
          </table:table-cell>
          <table:table-cell table:formula="of:=[.D42]*4" office:value-type="float" office:value="11909.32" calcext:value-type="float">
            <text:p>11909.32</text:p>
          </table:table-cell>
          <table:table-cell table:formula="of:=[.D42]/1000" office:value-type="float" office:value="2.97733" calcext:value-type="float">
            <text:p>2.97733</text:p>
          </table:table-cell>
          <table:table-cell table:formula="of:=[.D8]/[.D42]" office:value-type="float" office:value="0.266020226175802" calcext:value-type="float">
            <text:p>0.26602022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795.62" calcext:value-type="float">
            <text:p>4795.62</text:p>
          </table:table-cell>
          <table:table-cell table:formula="of:=[.D43]*4" office:value-type="float" office:value="19182.48" calcext:value-type="float">
            <text:p>19182.48</text:p>
          </table:table-cell>
          <table:table-cell table:formula="of:=[.D43]/1000" office:value-type="float" office:value="4.79562" calcext:value-type="float">
            <text:p>4.79562</text:p>
          </table:table-cell>
          <table:table-cell table:formula="of:=[.D9]/[.D43]" office:value-type="float" office:value="0.327100562596703" calcext:value-type="float">
            <text:p>0.32710056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606.75" calcext:value-type="float">
            <text:p>9606.75</text:p>
          </table:table-cell>
          <table:table-cell table:formula="of:=[.D44]*4" office:value-type="float" office:value="38427" calcext:value-type="float">
            <text:p>38427</text:p>
          </table:table-cell>
          <table:table-cell table:formula="of:=[.D44]/1000" office:value-type="float" office:value="9.60675" calcext:value-type="float">
            <text:p>9.60675</text:p>
          </table:table-cell>
          <table:table-cell table:formula="of:=[.D10]/[.D44]" office:value-type="float" office:value="0.335430816873552" calcext:value-type="float">
            <text:p>0.33543081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9275" calcext:value-type="float">
            <text:p>19275</text:p>
          </table:table-cell>
          <table:table-cell table:formula="of:=[.D45]*4" office:value-type="float" office:value="77100" calcext:value-type="float">
            <text:p>77100</text:p>
          </table:table-cell>
          <table:table-cell table:formula="of:=[.D45]/1000" office:value-type="float" office:value="19.275" calcext:value-type="float">
            <text:p>19.275</text:p>
          </table:table-cell>
          <table:table-cell table:formula="of:=[.D11]/[.D45]" office:value-type="float" office:value="0.32798962386511" calcext:value-type="float">
            <text:p>0.32798962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8610.5" calcext:value-type="float">
            <text:p>38610.5</text:p>
          </table:table-cell>
          <table:table-cell table:formula="of:=[.D46]*4" office:value-type="float" office:value="154442" calcext:value-type="float">
            <text:p>154442</text:p>
          </table:table-cell>
          <table:table-cell table:formula="of:=[.D46]/1000" office:value-type="float" office:value="38.6105" calcext:value-type="float">
            <text:p>38.6105</text:p>
          </table:table-cell>
          <table:table-cell table:formula="of:=[.D12]/[.D46]" office:value-type="float" office:value="0.330022403232281" calcext:value-type="float">
            <text:p>0.330022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47.04" calcext:value-type="float">
            <text:p>47.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 office:value-type="float" office:value="78.16" calcext:value-type="float">
            <text:p>78.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158.08" calcext:value-type="float">
            <text:p>158.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533.16" calcext:value-type="float">
            <text:p>533.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576.6" calcext:value-type="float">
            <text:p>576.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float" office:value="1225.71" calcext:value-type="float">
            <text:p>1225.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2974.83" calcext:value-type="float">
            <text:p>2974.8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793.75" calcext:value-type="float">
            <text:p>4793.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611.25" calcext:value-type="float">
            <text:p>9611.2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9272" calcext:value-type="float">
            <text:p>1927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8619.25" calcext:value-type="float">
            <text:p>38619.2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2:Sheet2.A12 Sheet2.E2:Sheet2.E2 Sheet2.F2:Sheet2.F12 Sheet2.A14:Sheet2.A24 Sheet2.B14:Sheet2.B14 Sheet2.F14:Sheet2.F24 Sheet2.A25:Sheet2.A35 Sheet2.B25:Sheet2.B25 Sheet2.F25:Sheet2.F35 Sheet2.A36:Sheet2.A46 Sheet2.B36:Sheet2.B36 Sheet2.F36:Sheet2.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1 squidlet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0.46" calcext:value-type="float">
            <text:p>170.46</text:p>
          </table:table-cell>
          <table:table-cell table:formula="of:=[.D14]*1" office:value-type="float" office:value="170.46" calcext:value-type="float">
            <text:p>170.46</text:p>
          </table:table-cell>
          <table:table-cell table:formula="of:=[.D14]/1000" office:value-type="float" office:value="0.17046" calcext:value-type="float">
            <text:p>0.17046</text:p>
          </table:table-cell>
          <table:table-cell table:formula="of:=[.D2]/[.D14]" office:value-type="float" office:value="0.0953889475536783" calcext:value-type="float">
            <text:p>0.0953889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9.96" calcext:value-type="float">
            <text:p>289.96</text:p>
          </table:table-cell>
          <table:table-cell table:formula="of:=[.D15]*1" office:value-type="float" office:value="289.96" calcext:value-type="float">
            <text:p>289.96</text:p>
          </table:table-cell>
          <table:table-cell table:formula="of:=[.D15]/1000" office:value-type="float" office:value="0.28996" calcext:value-type="float">
            <text:p>0.28996</text:p>
          </table:table-cell>
          <table:table-cell table:formula="of:=[.D3]/[.D15]" office:value-type="float" office:value="0.10991171196027" calcext:value-type="float">
            <text:p>0.109911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16]*1" office:value-type="float" office:value="530.23" calcext:value-type="float">
            <text:p>530.23</text:p>
          </table:table-cell>
          <table:table-cell table:formula="of:=[.D16]/1000" office:value-type="float" office:value="0.53023" calcext:value-type="float">
            <text:p>0.53023</text:p>
          </table:table-cell>
          <table:table-cell table:formula="of:=[.D4]/[.D16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70.97" calcext:value-type="float">
            <text:p>970.97</text:p>
          </table:table-cell>
          <table:table-cell table:formula="of:=[.D17]*1" office:value-type="float" office:value="970.97" calcext:value-type="float">
            <text:p>970.97</text:p>
          </table:table-cell>
          <table:table-cell table:formula="of:=[.D17]/1000" office:value-type="float" office:value="0.97097" calcext:value-type="float">
            <text:p>0.97097</text:p>
          </table:table-cell>
          <table:table-cell table:formula="of:=[.D5]/[.D17]" office:value-type="float" office:value="0.110621337425461" calcext:value-type="float">
            <text:p>0.1106213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2.39" calcext:value-type="float">
            <text:p>1702.39</text:p>
          </table:table-cell>
          <table:table-cell table:formula="of:=[.D18]*1" office:value-type="float" office:value="1702.39" calcext:value-type="float">
            <text:p>1702.39</text:p>
          </table:table-cell>
          <table:table-cell table:formula="of:=[.D18]/1000" office:value-type="float" office:value="1.70239" calcext:value-type="float">
            <text:p>1.70239</text:p>
          </table:table-cell>
          <table:table-cell table:formula="of:=[.D6]/[.D18]" office:value-type="float" office:value="0.111085004023755" calcext:value-type="float">
            <text:p>0.111085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9.89" calcext:value-type="float">
            <text:p>3569.89</text:p>
          </table:table-cell>
          <table:table-cell table:formula="of:=[.D19]*1" office:value-type="float" office:value="3569.89" calcext:value-type="float">
            <text:p>3569.89</text:p>
          </table:table-cell>
          <table:table-cell table:formula="of:=[.D19]/1000" office:value-type="float" office:value="3.56989" calcext:value-type="float">
            <text:p>3.56989</text:p>
          </table:table-cell>
          <table:table-cell table:formula="of:=[.D7]/[.D19]" office:value-type="float" office:value="0.117740322530946" calcext:value-type="float">
            <text:p>0.1177403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45.6" calcext:value-type="float">
            <text:p>6945.6</text:p>
          </table:table-cell>
          <table:table-cell table:formula="of:=[.D20]*1" office:value-type="float" office:value="6945.6" calcext:value-type="float">
            <text:p>6945.6</text:p>
          </table:table-cell>
          <table:table-cell table:formula="of:=[.D20]/1000" office:value-type="float" office:value="6.9456" calcext:value-type="float">
            <text:p>6.9456</text:p>
          </table:table-cell>
          <table:table-cell table:formula="of:=[.D8]/[.D20]" office:value-type="float" office:value="0.114033344851417" calcext:value-type="float">
            <text:p>0.1140333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59" calcext:value-type="float">
            <text:p>13759</text:p>
          </table:table-cell>
          <table:table-cell table:formula="of:=[.D21]*1" office:value-type="float" office:value="13759" calcext:value-type="float">
            <text:p>13759</text:p>
          </table:table-cell>
          <table:table-cell table:formula="of:=[.D21]/1000" office:value-type="float" office:value="13.759" calcext:value-type="float">
            <text:p>13.759</text:p>
          </table:table-cell>
          <table:table-cell table:formula="of:=[.D9]/[.D21]" office:value-type="float" office:value="0.114009012282869" calcext:value-type="float">
            <text:p>0.1140090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38" calcext:value-type="float">
            <text:p>27538</text:p>
          </table:table-cell>
          <table:table-cell table:formula="of:=[.D22]*1" office:value-type="float" office:value="27538" calcext:value-type="float">
            <text:p>27538</text:p>
          </table:table-cell>
          <table:table-cell table:formula="of:=[.D22]/1000" office:value-type="float" office:value="27.538" calcext:value-type="float">
            <text:p>27.538</text:p>
          </table:table-cell>
          <table:table-cell table:formula="of:=[.D10]/[.D22]" office:value-type="float" office:value="0.117016486309826" calcext:value-type="float">
            <text:p>0.1170164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85" calcext:value-type="float">
            <text:p>54885</text:p>
          </table:table-cell>
          <table:table-cell table:formula="of:=[.D23]*1" office:value-type="float" office:value="54885" calcext:value-type="float">
            <text:p>54885</text:p>
          </table:table-cell>
          <table:table-cell table:formula="of:=[.D23]/1000" office:value-type="float" office:value="54.885" calcext:value-type="float">
            <text:p>54.885</text:p>
          </table:table-cell>
          <table:table-cell table:formula="of:=[.D11]/[.D23]" office:value-type="float" office:value="0.115186298624396" calcext:value-type="float">
            <text:p>0.1151862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705" calcext:value-type="float">
            <text:p>110705</text:p>
          </table:table-cell>
          <table:table-cell table:formula="of:=[.D24]*1" office:value-type="float" office:value="110705" calcext:value-type="float">
            <text:p>110705</text:p>
          </table:table-cell>
          <table:table-cell table:formula="of:=[.D24]/1000" office:value-type="float" office:value="110.705" calcext:value-type="float">
            <text:p>110.705</text:p>
          </table:table-cell>
          <table:table-cell table:formula="of:=[.D12]/[.D24]" office:value-type="float" office:value="0.115101666591392" calcext:value-type="float">
            <text:p>0.115101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69.98" calcext:value-type="float">
            <text:p>169.98</text:p>
          </table:table-cell>
          <table:table-cell table:formula="of:=[.D25]*1" office:value-type="float" office:value="169.98" calcext:value-type="float">
            <text:p>169.98</text:p>
          </table:table-cell>
          <table:table-cell table:formula="of:=[.D25]/1000" office:value-type="float" office:value="0.16998" calcext:value-type="float">
            <text:p>0.16998</text:p>
          </table:table-cell>
          <table:table-cell table:formula="of:=[.D2]/[.D25]" office:value-type="float" office:value="0.0956583127426756" calcext:value-type="float">
            <text:p>0.0956583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89.94" calcext:value-type="float">
            <text:p>289.94</text:p>
          </table:table-cell>
          <table:table-cell table:formula="of:=[.D26]*1" office:value-type="float" office:value="289.94" calcext:value-type="float">
            <text:p>289.94</text:p>
          </table:table-cell>
          <table:table-cell table:formula="of:=[.D26]/1000" office:value-type="float" office:value="0.28994" calcext:value-type="float">
            <text:p>0.28994</text:p>
          </table:table-cell>
          <table:table-cell table:formula="of:=[.D3]/[.D26]" office:value-type="float" office:value="0.109919293646961" calcext:value-type="float">
            <text:p>0.109919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27]*1" office:value-type="float" office:value="530.23" calcext:value-type="float">
            <text:p>530.23</text:p>
          </table:table-cell>
          <table:table-cell table:formula="of:=[.D27]/1000" office:value-type="float" office:value="0.53023" calcext:value-type="float">
            <text:p>0.53023</text:p>
          </table:table-cell>
          <table:table-cell table:formula="of:=[.D4]/[.D27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70.06" calcext:value-type="float">
            <text:p>970.06</text:p>
          </table:table-cell>
          <table:table-cell table:formula="of:=[.D28]*1" office:value-type="float" office:value="970.06" calcext:value-type="float">
            <text:p>970.06</text:p>
          </table:table-cell>
          <table:table-cell table:formula="of:=[.D28]/1000" office:value-type="float" office:value="0.97006" calcext:value-type="float">
            <text:p>0.97006</text:p>
          </table:table-cell>
          <table:table-cell table:formula="of:=[.D5]/[.D28]" office:value-type="float" office:value="0.110725109787023" calcext:value-type="float">
            <text:p>0.110725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03.28" calcext:value-type="float">
            <text:p>1703.28</text:p>
          </table:table-cell>
          <table:table-cell table:formula="of:=[.D29]*1" office:value-type="float" office:value="1703.28" calcext:value-type="float">
            <text:p>1703.28</text:p>
          </table:table-cell>
          <table:table-cell table:formula="of:=[.D29]/1000" office:value-type="float" office:value="1.70328" calcext:value-type="float">
            <text:p>1.70328</text:p>
          </table:table-cell>
          <table:table-cell table:formula="of:=[.D6]/[.D29]" office:value-type="float" office:value="0.11102695974825" calcext:value-type="float">
            <text:p>0.111026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60.11" calcext:value-type="float">
            <text:p>3560.11</text:p>
          </table:table-cell>
          <table:table-cell table:formula="of:=[.D30]*1" office:value-type="float" office:value="3560.11" calcext:value-type="float">
            <text:p>3560.11</text:p>
          </table:table-cell>
          <table:table-cell table:formula="of:=[.D30]/1000" office:value-type="float" office:value="3.56011" calcext:value-type="float">
            <text:p>3.56011</text:p>
          </table:table-cell>
          <table:table-cell table:formula="of:=[.D7]/[.D30]" office:value-type="float" office:value="0.118063767692571" calcext:value-type="float">
            <text:p>0.11806376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926.4" calcext:value-type="float">
            <text:p>6926.4</text:p>
          </table:table-cell>
          <table:table-cell table:formula="of:=[.D31]*1" office:value-type="float" office:value="6926.4" calcext:value-type="float">
            <text:p>6926.4</text:p>
          </table:table-cell>
          <table:table-cell table:formula="of:=[.D31]/1000" office:value-type="float" office:value="6.9264" calcext:value-type="float">
            <text:p>6.9264</text:p>
          </table:table-cell>
          <table:table-cell table:formula="of:=[.D8]/[.D31]" office:value-type="float" office:value="0.114349445599446" calcext:value-type="float">
            <text:p>0.11434944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655" calcext:value-type="float">
            <text:p>13655</text:p>
          </table:table-cell>
          <table:table-cell table:formula="of:=[.D32]*1" office:value-type="float" office:value="13655" calcext:value-type="float">
            <text:p>13655</text:p>
          </table:table-cell>
          <table:table-cell table:formula="of:=[.D32]/1000" office:value-type="float" office:value="13.655" calcext:value-type="float">
            <text:p>13.655</text:p>
          </table:table-cell>
          <table:table-cell table:formula="of:=[.D9]/[.D32]" office:value-type="float" office:value="0.114877334309777" calcext:value-type="float">
            <text:p>0.1148773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265.5" calcext:value-type="float">
            <text:p>27265.5</text:p>
          </table:table-cell>
          <table:table-cell table:formula="of:=[.D33]*1" office:value-type="float" office:value="27265.5" calcext:value-type="float">
            <text:p>27265.5</text:p>
          </table:table-cell>
          <table:table-cell table:formula="of:=[.D33]/1000" office:value-type="float" office:value="27.2655" calcext:value-type="float">
            <text:p>27.2655</text:p>
          </table:table-cell>
          <table:table-cell table:formula="of:=[.D10]/[.D33]" office:value-type="float" office:value="0.118185985952944" calcext:value-type="float">
            <text:p>0.11818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605" calcext:value-type="float">
            <text:p>54605</text:p>
          </table:table-cell>
          <table:table-cell table:formula="of:=[.D34]*1" office:value-type="float" office:value="54605" calcext:value-type="float">
            <text:p>54605</text:p>
          </table:table-cell>
          <table:table-cell table:formula="of:=[.D34]/1000" office:value-type="float" office:value="54.605" calcext:value-type="float">
            <text:p>54.605</text:p>
          </table:table-cell>
          <table:table-cell table:formula="of:=[.D11]/[.D34]" office:value-type="float" office:value="0.115776943503342" calcext:value-type="float">
            <text:p>0.11577694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9460" calcext:value-type="float">
            <text:p>109460</text:p>
          </table:table-cell>
          <table:table-cell table:formula="of:=[.D35]*1" office:value-type="float" office:value="109460" calcext:value-type="float">
            <text:p>109460</text:p>
          </table:table-cell>
          <table:table-cell table:formula="of:=[.D35]/1000" office:value-type="float" office:value="109.46" calcext:value-type="float">
            <text:p>109.46</text:p>
          </table:table-cell>
          <table:table-cell table:formula="of:=[.D12]/[.D35]" office:value-type="float" office:value="0.116410835008222" calcext:value-type="float">
            <text:p>0.116410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35" calcext:value-type="float">
            <text:p>235</text:p>
          </table:table-cell>
          <table:table-cell office:value-type="float" office:value="126.21" calcext:value-type="float">
            <text:p>126.21</text:p>
          </table:table-cell>
          <table:table-cell table:formula="of:=[.D36]*1" office:value-type="float" office:value="126.21" calcext:value-type="float">
            <text:p>126.21</text:p>
          </table:table-cell>
          <table:table-cell table:formula="of:=[.D36]/1000" office:value-type="float" office:value="0.12621" calcext:value-type="float">
            <text:p>0.12621</text:p>
          </table:table-cell>
          <table:table-cell table:formula="of:=[.D2]/[.D36]" office:value-type="float" office:value="0.1288328975517" calcext:value-type="float">
            <text:p>0.128832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241.62" calcext:value-type="float">
            <text:p>241.62</text:p>
          </table:table-cell>
          <table:table-cell table:formula="of:=[.D37]*1" office:value-type="float" office:value="241.62" calcext:value-type="float">
            <text:p>241.62</text:p>
          </table:table-cell>
          <table:table-cell table:formula="of:=[.D37]/1000" office:value-type="float" office:value="0.24162" calcext:value-type="float">
            <text:p>0.24162</text:p>
          </table:table-cell>
          <table:table-cell table:formula="of:=[.D3]/[.D37]" office:value-type="float" office:value="0.131901332671136" calcext:value-type="float">
            <text:p>0.131901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486.02" calcext:value-type="float">
            <text:p>486.02</text:p>
          </table:table-cell>
          <table:table-cell table:formula="of:=[.D38]*1" office:value-type="float" office:value="486.02" calcext:value-type="float">
            <text:p>486.02</text:p>
          </table:table-cell>
          <table:table-cell table:formula="of:=[.D38]/1000" office:value-type="float" office:value="0.48602" calcext:value-type="float">
            <text:p>0.48602</text:p>
          </table:table-cell>
          <table:table-cell table:formula="of:=[.D4]/[.D38]" office:value-type="float" office:value="0.124007242500309" calcext:value-type="float">
            <text:p>0.1240072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926.59" calcext:value-type="float">
            <text:p>926.59</text:p>
          </table:table-cell>
          <table:table-cell table:formula="of:=[.D39]*1" office:value-type="float" office:value="926.59" calcext:value-type="float">
            <text:p>926.59</text:p>
          </table:table-cell>
          <table:table-cell table:formula="of:=[.D39]/1000" office:value-type="float" office:value="0.92659" calcext:value-type="float">
            <text:p>0.92659</text:p>
          </table:table-cell>
          <table:table-cell table:formula="of:=[.D5]/[.D39]" office:value-type="float" office:value="0.115919662418114" calcext:value-type="float">
            <text:p>0.1159196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659.79" calcext:value-type="float">
            <text:p>1659.79</text:p>
          </table:table-cell>
          <table:table-cell table:formula="of:=[.D40]*1" office:value-type="float" office:value="1659.79" calcext:value-type="float">
            <text:p>1659.79</text:p>
          </table:table-cell>
          <table:table-cell table:formula="of:=[.D40]/1000" office:value-type="float" office:value="1.65979" calcext:value-type="float">
            <text:p>1.65979</text:p>
          </table:table-cell>
          <table:table-cell table:formula="of:=[.D6]/[.D40]" office:value-type="float" office:value="0.113936100350044" calcext:value-type="float">
            <text:p>0.1139361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525.89" calcext:value-type="float">
            <text:p>3525.89</text:p>
          </table:table-cell>
          <table:table-cell table:formula="of:=[.D41]*1" office:value-type="float" office:value="3525.89" calcext:value-type="float">
            <text:p>3525.89</text:p>
          </table:table-cell>
          <table:table-cell table:formula="of:=[.D41]/1000" office:value-type="float" office:value="3.52589" calcext:value-type="float">
            <text:p>3.52589</text:p>
          </table:table-cell>
          <table:table-cell table:formula="of:=[.D7]/[.D41]" office:value-type="float" office:value="0.119209617997158" calcext:value-type="float">
            <text:p>0.119209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6898.2" calcext:value-type="float">
            <text:p>6898.2</text:p>
          </table:table-cell>
          <table:table-cell table:formula="of:=[.D42]*1" office:value-type="float" office:value="6898.2" calcext:value-type="float">
            <text:p>6898.2</text:p>
          </table:table-cell>
          <table:table-cell table:formula="of:=[.D42]/1000" office:value-type="float" office:value="6.8982" calcext:value-type="float">
            <text:p>6.8982</text:p>
          </table:table-cell>
          <table:table-cell table:formula="of:=[.D8]/[.D42]" office:value-type="float" office:value="0.114816908758807" calcext:value-type="float">
            <text:p>0.1148169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3711.67" calcext:value-type="float">
            <text:p>13711.67</text:p>
          </table:table-cell>
          <table:table-cell table:formula="of:=[.D43]*1" office:value-type="float" office:value="13711.67" calcext:value-type="float">
            <text:p>13711.67</text:p>
          </table:table-cell>
          <table:table-cell table:formula="of:=[.D43]/1000" office:value-type="float" office:value="13.71167" calcext:value-type="float">
            <text:p>13.71167</text:p>
          </table:table-cell>
          <table:table-cell table:formula="of:=[.D9]/[.D43]" office:value-type="float" office:value="0.114402549069515" calcext:value-type="float">
            <text:p>0.11440254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7475" calcext:value-type="float">
            <text:p>27475</text:p>
          </table:table-cell>
          <table:table-cell table:formula="of:=[.D44]*1" office:value-type="float" office:value="27475" calcext:value-type="float">
            <text:p>27475</text:p>
          </table:table-cell>
          <table:table-cell table:formula="of:=[.D44]/1000" office:value-type="float" office:value="27.475" calcext:value-type="float">
            <text:p>27.475</text:p>
          </table:table-cell>
          <table:table-cell table:formula="of:=[.D10]/[.D44]" office:value-type="float" office:value="0.117284804367607" calcext:value-type="float">
            <text:p>0.1172848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5079" calcext:value-type="float">
            <text:p>55079</text:p>
          </table:table-cell>
          <table:table-cell table:formula="of:=[.D45]*1" office:value-type="float" office:value="55079" calcext:value-type="float">
            <text:p>55079</text:p>
          </table:table-cell>
          <table:table-cell table:formula="of:=[.D45]/1000" office:value-type="float" office:value="55.079" calcext:value-type="float">
            <text:p>55.079</text:p>
          </table:table-cell>
          <table:table-cell table:formula="of:=[.D11]/[.D45]" office:value-type="float" office:value="0.114780587882859" calcext:value-type="float">
            <text:p>0.11478058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table:formula="of:=[.D46]*1" office:value-type="float" office:value="110413" calcext:value-type="float">
            <text:p>110413</text:p>
          </table:table-cell>
          <table:table-cell table:formula="of:=[.D46]/1000" office:value-type="float" office:value="110.413" calcext:value-type="float">
            <text:p>110.413</text:p>
          </table:table-cell>
          <table:table-cell table:formula="of:=[.D12]/[.D46]" office:value-type="float" office:value="0.115406066314655" calcext:value-type="float">
            <text:p>0.1154060663</text:p>
          </table:table-cell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2:Sheet3.A12 Sheet3.E2:Sheet3.E2 Sheet3.F2:Sheet3.F12 Sheet3.A14:Sheet3.A24 Sheet3.B14:Sheet3.B14 Sheet3.F14:Sheet3.F24 Sheet3.A25:Sheet3.A35 Sheet3.B25:Sheet3.B25 Sheet3.F25:Sheet3.F35 Sheet3.A36:Sheet3.A46 Sheet3.B36:Sheet3.B36 Sheet3.F36:Sheet3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14264" calcext:value-type="float">
            <text:p>0.14264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3.03" calcext:value-type="float">
            <text:p>273.03</text:p>
          </table:table-cell>
          <table:table-cell/>
          <table:table-cell table:formula="of:=[.D3]/1000" office:value-type="float" office:value="0.27303" calcext:value-type="float">
            <text:p>0.27303</text:p>
          </table:table-cell>
          <table:table-cell office:value-type="string" calcext:value-type="string">
            <text:p>sorting a set of 26k elements, squad on raspi 3b+, 4 squidlets on sam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15.41" calcext:value-type="float">
            <text:p>515.41</text:p>
          </table:table-cell>
          <table:table-cell/>
          <table:table-cell table:formula="of:=[.D4]/1000" office:value-type="float" office:value="0.51541" calcext:value-type="float">
            <text:p>0.51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5.3" calcext:value-type="float">
            <text:p>935.3</text:p>
          </table:table-cell>
          <table:table-cell/>
          <table:table-cell table:formula="of:=[.D5]/1000" office:value-type="float" office:value="0.9353" calcext:value-type="float">
            <text:p>0.9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59.28" calcext:value-type="float">
            <text:p>1659.28</text:p>
          </table:table-cell>
          <table:table-cell/>
          <table:table-cell table:formula="of:=[.D6]/1000" office:value-type="float" office:value="1.65928" calcext:value-type="float">
            <text:p>1.659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9.78" calcext:value-type="float">
            <text:p>3519.78</text:p>
          </table:table-cell>
          <table:table-cell/>
          <table:table-cell table:formula="of:=[.D7]/1000" office:value-type="float" office:value="3.51978" calcext:value-type="float">
            <text:p>3.519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83.8" calcext:value-type="float">
            <text:p>6883.8</text:p>
          </table:table-cell>
          <table:table-cell/>
          <table:table-cell table:formula="of:=[.D8]/1000" office:value-type="float" office:value="6.8838" calcext:value-type="float">
            <text:p>6.883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65" calcext:value-type="float">
            <text:p>13665</text:p>
          </table:table-cell>
          <table:table-cell/>
          <table:table-cell table:formula="of:=[.D9]/1000" office:value-type="float" office:value="13.665" calcext:value-type="float">
            <text:p>13.6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87.5" calcext:value-type="float">
            <text:p>27387.5</text:p>
          </table:table-cell>
          <table:table-cell/>
          <table:table-cell table:formula="of:=[.D10]/1000" office:value-type="float" office:value="27.3875" calcext:value-type="float">
            <text:p>27.38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92" calcext:value-type="float">
            <text:p>54892</text:p>
          </table:table-cell>
          <table:table-cell/>
          <table:table-cell table:formula="of:=[.D11]/1000" office:value-type="float" office:value="54.892" calcext:value-type="float">
            <text:p>54.89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26" calcext:value-type="float">
            <text:p>110026</text:p>
          </table:table-cell>
          <table:table-cell/>
          <table:table-cell table:formula="of:=[.D12]/1000" office:value-type="float" office:value="110.026" calcext:value-type="float">
            <text:p>110.0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5.12" calcext:value-type="float">
            <text:p>45.12</text:p>
          </table:table-cell>
          <table:table-cell table:formula="of:=[.D14]*4" office:value-type="float" office:value="180.48" calcext:value-type="float">
            <text:p>180.48</text:p>
          </table:table-cell>
          <table:table-cell table:formula="of:=[.D14]/1000" office:value-type="float" office:value="0.04512" calcext:value-type="float">
            <text:p>0.04512</text:p>
          </table:table-cell>
          <table:table-cell table:formula="of:=[.D2]/[.D14]" office:value-type="float" office:value="3.1613475177305" calcext:value-type="float">
            <text:p>3.1613475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.51" calcext:value-type="float">
            <text:p>77.51</text:p>
          </table:table-cell>
          <table:table-cell table:formula="of:=[.D15]*4" office:value-type="float" office:value="310.04" calcext:value-type="float">
            <text:p>310.04</text:p>
          </table:table-cell>
          <table:table-cell table:formula="of:=[.D15]/1000" office:value-type="float" office:value="0.07751" calcext:value-type="float">
            <text:p>0.07751</text:p>
          </table:table-cell>
          <table:table-cell table:formula="of:=[.D3]/[.D15]" office:value-type="float" office:value="3.52251322410012" calcext:value-type="float">
            <text:p>3.522513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61" calcext:value-type="float">
            <text:p>157.61</text:p>
          </table:table-cell>
          <table:table-cell table:formula="of:=[.D16]*4" office:value-type="float" office:value="630.44" calcext:value-type="float">
            <text:p>630.44</text:p>
          </table:table-cell>
          <table:table-cell table:formula="of:=[.D16]/1000" office:value-type="float" office:value="0.15761" calcext:value-type="float">
            <text:p>0.15761</text:p>
          </table:table-cell>
          <table:table-cell table:formula="of:=[.D4]/[.D16]" office:value-type="float" office:value="3.27016052280947" calcext:value-type="float">
            <text:p>3.2701605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0.59" calcext:value-type="float">
            <text:p>530.59</text:p>
          </table:table-cell>
          <table:table-cell table:formula="of:=[.D17]*4" office:value-type="float" office:value="2122.36" calcext:value-type="float">
            <text:p>2122.36</text:p>
          </table:table-cell>
          <table:table-cell table:formula="of:=[.D17]/1000" office:value-type="float" office:value="0.53059" calcext:value-type="float">
            <text:p>0.53059</text:p>
          </table:table-cell>
          <table:table-cell table:formula="of:=[.D5]/[.D17]" office:value-type="float" office:value="1.76275466933037" calcext:value-type="float">
            <text:p>1.7627546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75.05" calcext:value-type="float">
            <text:p>575.05</text:p>
          </table:table-cell>
          <table:table-cell table:formula="of:=[.D18]*4" office:value-type="float" office:value="2300.2" calcext:value-type="float">
            <text:p>2300.2</text:p>
          </table:table-cell>
          <table:table-cell table:formula="of:=[.D18]/1000" office:value-type="float" office:value="0.57505" calcext:value-type="float">
            <text:p>0.57505</text:p>
          </table:table-cell>
          <table:table-cell table:formula="of:=[.D6]/[.D18]" office:value-type="float" office:value="2.88545343883141" calcext:value-type="float">
            <text:p>2.8854534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3.71" calcext:value-type="float">
            <text:p>1243.71</text:p>
          </table:table-cell>
          <table:table-cell table:formula="of:=[.D19]*4" office:value-type="float" office:value="4974.84" calcext:value-type="float">
            <text:p>4974.84</text:p>
          </table:table-cell>
          <table:table-cell table:formula="of:=[.D19]/1000" office:value-type="float" office:value="1.24371" calcext:value-type="float">
            <text:p>1.24371</text:p>
          </table:table-cell>
          <table:table-cell table:formula="of:=[.D7]/[.D19]" office:value-type="float" office:value="2.83006488650891" calcext:value-type="float">
            <text:p>2.8300648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39.7" calcext:value-type="float">
            <text:p>3439.7</text:p>
          </table:table-cell>
          <table:table-cell table:formula="of:=[.D20]*4" office:value-type="float" office:value="13758.8" calcext:value-type="float">
            <text:p>13758.8</text:p>
          </table:table-cell>
          <table:table-cell table:formula="of:=[.D20]/1000" office:value-type="float" office:value="3.4397" calcext:value-type="float">
            <text:p>3.4397</text:p>
          </table:table-cell>
          <table:table-cell table:formula="of:=[.D8]/[.D20]" office:value-type="float" office:value="2.00127918132395" calcext:value-type="float">
            <text:p>2.0012791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50.25" calcext:value-type="float">
            <text:p>4850.25</text:p>
          </table:table-cell>
          <table:table-cell table:formula="of:=[.D21]*4" office:value-type="float" office:value="19401" calcext:value-type="float">
            <text:p>19401</text:p>
          </table:table-cell>
          <table:table-cell table:formula="of:=[.D21]/1000" office:value-type="float" office:value="4.85025" calcext:value-type="float">
            <text:p>4.85025</text:p>
          </table:table-cell>
          <table:table-cell table:formula="of:=[.D9]/[.D21]" office:value-type="float" office:value="2.81738054739446" calcext:value-type="float">
            <text:p>2.8173805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32" calcext:value-type="float">
            <text:p>9932</text:p>
          </table:table-cell>
          <table:table-cell table:formula="of:=[.D22]*4" office:value-type="float" office:value="39728" calcext:value-type="float">
            <text:p>39728</text:p>
          </table:table-cell>
          <table:table-cell table:formula="of:=[.D22]/1000" office:value-type="float" office:value="9.932" calcext:value-type="float">
            <text:p>9.932</text:p>
          </table:table-cell>
          <table:table-cell table:formula="of:=[.D10]/[.D22]" office:value-type="float" office:value="2.75750100684656" calcext:value-type="float">
            <text:p>2.75750100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8.75" calcext:value-type="float">
            <text:p>19888.75</text:p>
          </table:table-cell>
          <table:table-cell table:formula="of:=[.D23]*4" office:value-type="float" office:value="79555" calcext:value-type="float">
            <text:p>79555</text:p>
          </table:table-cell>
          <table:table-cell table:formula="of:=[.D23]/1000" office:value-type="float" office:value="19.88875" calcext:value-type="float">
            <text:p>19.88875</text:p>
          </table:table-cell>
          <table:table-cell table:formula="of:=[.D11]/[.D23]" office:value-type="float" office:value="2.75995223430331" calcext:value-type="float">
            <text:p>2.7599522343</text:p>
          </table:table-cell>
        </table:table-row>
        <table:table-row table:style-name="ro1">
          <table:table-cell table:number-columns-repeated="4"/>
          <table:table-cell table:formula="of:=[.D24]*4" office:value-type="float" office:value="0" calcext:value-type="float">
            <text:p>0</text:p>
          </table:table-cell>
          <table:table-cell table:formula="of:=[.D24]/1000" office:value-type="float" office:value="0" calcext:value-type="float">
            <text:p>0</text:p>
          </table:table-cell>
          <table:table-cell table:formula="of:=[.D12]/[.D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5]*4" office:value-type="float" office:value="0" calcext:value-type="float">
            <text:p>0</text:p>
          </table:table-cell>
          <table:table-cell table:formula="of:=[.D25]/1000" office:value-type="float" office:value="0" calcext:value-type="float">
            <text:p>0</text:p>
          </table:table-cell>
          <table:table-cell table:formula="of:=[.D2]/[.D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6]*4" office:value-type="float" office:value="0" calcext:value-type="float">
            <text:p>0</text:p>
          </table:table-cell>
          <table:table-cell table:formula="of:=[.D26]/1000" office:value-type="float" office:value="0" calcext:value-type="float">
            <text:p>0</text:p>
          </table:table-cell>
          <table:table-cell table:formula="of:=[.D3]/[.D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7]*4" office:value-type="float" office:value="0" calcext:value-type="float">
            <text:p>0</text:p>
          </table:table-cell>
          <table:table-cell table:formula="of:=[.D27]/1000" office:value-type="float" office:value="0" calcext:value-type="float">
            <text:p>0</text:p>
          </table:table-cell>
          <table:table-cell table:formula="of:=[.D4]/[.D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8]*4" office:value-type="float" office:value="0" calcext:value-type="float">
            <text:p>0</text:p>
          </table:table-cell>
          <table:table-cell table:formula="of:=[.D28]/1000" office:value-type="float" office:value="0" calcext:value-type="float">
            <text:p>0</text:p>
          </table:table-cell>
          <table:table-cell table:formula="of:=[.D5]/[.D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9]*4" office:value-type="float" office:value="0" calcext:value-type="float">
            <text:p>0</text:p>
          </table:table-cell>
          <table:table-cell table:formula="of:=[.D29]/1000" office:value-type="float" office:value="0" calcext:value-type="float">
            <text:p>0</text:p>
          </table:table-cell>
          <table:table-cell table:formula="of:=[.D6]/[.D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0]*4"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7]/[.D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1]*4" office:value-type="float" office:value="0" calcext:value-type="float">
            <text:p>0</text:p>
          </table:table-cell>
          <table:table-cell table:formula="of:=[.D31]/1000" office:value-type="float" office:value="0" calcext:value-type="float">
            <text:p>0</text:p>
          </table:table-cell>
          <table:table-cell table:formula="of:=[.D8]/[.D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2]*4" office:value-type="float" office:value="0" calcext:value-type="float">
            <text:p>0</text:p>
          </table:table-cell>
          <table:table-cell table:formula="of:=[.D32]/1000" office:value-type="float" office:value="0" calcext:value-type="float">
            <text:p>0</text:p>
          </table:table-cell>
          <table:table-cell table:formula="of:=[.D9]/[.D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3]*4" office:value-type="float" office:value="0" calcext:value-type="float">
            <text:p>0</text:p>
          </table:table-cell>
          <table:table-cell table:formula="of:=[.D33]/1000" office:value-type="float" office:value="0" calcext:value-type="float">
            <text:p>0</text:p>
          </table:table-cell>
          <table:table-cell table:formula="of:=[.D10]/[.D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4]*4" office:value-type="float" office:value="0" calcext:value-type="float">
            <text:p>0</text:p>
          </table:table-cell>
          <table:table-cell table:formula="of:=[.D34]/1000" office:value-type="float" office:value="0" calcext:value-type="float">
            <text:p>0</text:p>
          </table:table-cell>
          <table:table-cell table:formula="of:=[.D11]/[.D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5]*4" office:value-type="float" office:value="0" calcext:value-type="float">
            <text:p>0</text:p>
          </table:table-cell>
          <table:table-cell table:formula="of:=[.D35]/1000" office:value-type="float" office:value="0" calcext:value-type="float">
            <text:p>0</text:p>
          </table:table-cell>
          <table:table-cell table:formula="of:=[.D12]/[.D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6]*4" office:value-type="float" office:value="0" calcext:value-type="float">
            <text:p>0</text:p>
          </table:table-cell>
          <table:table-cell table:formula="of:=[.D36]/1000" office:value-type="float" office:value="0" calcext:value-type="float">
            <text:p>0</text:p>
          </table:table-cell>
          <table:table-cell table:formula="of:=[.D2]/[.D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7]*4" office:value-type="float" office:value="0" calcext:value-type="float">
            <text:p>0</text:p>
          </table:table-cell>
          <table:table-cell table:formula="of:=[.D37]/1000" office:value-type="float" office:value="0" calcext:value-type="float">
            <text:p>0</text:p>
          </table:table-cell>
          <table:table-cell table:formula="of:=[.D3]/[.D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8]*4" office:value-type="float" office:value="0" calcext:value-type="float">
            <text:p>0</text:p>
          </table:table-cell>
          <table:table-cell table:formula="of:=[.D38]/1000" office:value-type="float" office:value="0" calcext:value-type="float">
            <text:p>0</text:p>
          </table:table-cell>
          <table:table-cell table:formula="of:=[.D4]/[.D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9]*4" office:value-type="float" office:value="0" calcext:value-type="float">
            <text:p>0</text:p>
          </table:table-cell>
          <table:table-cell table:formula="of:=[.D39]/1000" office:value-type="float" office:value="0" calcext:value-type="float">
            <text:p>0</text:p>
          </table:table-cell>
          <table:table-cell table:formula="of:=[.D5]/[.D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0]*4" office:value-type="float" office:value="0" calcext:value-type="float">
            <text:p>0</text:p>
          </table:table-cell>
          <table:table-cell table:formula="of:=[.D40]/1000" office:value-type="float" office:value="0" calcext:value-type="float">
            <text:p>0</text:p>
          </table:table-cell>
          <table:table-cell table:formula="of:=[.D6]/[.D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1]*4" office:value-type="float" office:value="0" calcext:value-type="float">
            <text:p>0</text:p>
          </table:table-cell>
          <table:table-cell table:formula="of:=[.D41]/1000" office:value-type="float" office:value="0" calcext:value-type="float">
            <text:p>0</text:p>
          </table:table-cell>
          <table:table-cell table:formula="of:=[.D7]/[.D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2]*4" office:value-type="float" office:value="0" calcext:value-type="float">
            <text:p>0</text:p>
          </table:table-cell>
          <table:table-cell table:formula="of:=[.D42]/1000" office:value-type="float" office:value="0" calcext:value-type="float">
            <text:p>0</text:p>
          </table:table-cell>
          <table:table-cell table:formula="of:=[.D8]/[.D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3]*4" office:value-type="float" office:value="0" calcext:value-type="float">
            <text:p>0</text:p>
          </table:table-cell>
          <table:table-cell table:formula="of:=[.D43]/1000" office:value-type="float" office:value="0" calcext:value-type="float">
            <text:p>0</text:p>
          </table:table-cell>
          <table:table-cell table:formula="of:=[.D9]/[.D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4]*4" office:value-type="float" office:value="0" calcext:value-type="float">
            <text:p>0</text:p>
          </table:table-cell>
          <table:table-cell table:formula="of:=[.D44]/1000" office:value-type="float" office:value="0" calcext:value-type="float">
            <text:p>0</text:p>
          </table:table-cell>
          <table:table-cell table:formula="of:=[.D10]/[.D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5]*4" office:value-type="float" office:value="0" calcext:value-type="float">
            <text:p>0</text:p>
          </table:table-cell>
          <table:table-cell table:formula="of:=[.D45]/1000" office:value-type="float" office:value="0" calcext:value-type="float">
            <text:p>0</text:p>
          </table:table-cell>
          <table:table-cell table:formula="of:=[.D11]/[.D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6]*4" office:value-type="float" office:value="0" calcext:value-type="float">
            <text:p>0</text:p>
          </table:table-cell>
          <table:table-cell table:formula="of:=[.D46]/1000" office:value-type="float" office:value="0" calcext:value-type="float">
            <text:p>0</text:p>
          </table:table-cell>
          <table:table-cell table:formula="of:=[.D12]/[.D46]" office:value-type="string" office:string-value="" calcext:value-type="error">
            <text:p>#DIV/0!</text:p>
          </table:table-cell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2:Sheet4.A12 Sheet4.E2:Sheet4.E2 Sheet4.F2:Sheet4.F12 Sheet4.A14:Sheet4.A24 Sheet4.B14:Sheet4.B14 Sheet4.F14:Sheet4.F24 Sheet4.A25:Sheet4.A35 Sheet4.B25:Sheet4.B25 Sheet4.F25:Sheet4.F35 Sheet4.A36:Sheet4.A46 Sheet4.B36:Sheet4.B36 Sheet4.F36:Sheet4.F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2 squidlets on one e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.69" calcext:value-type="float">
            <text:p>83.69</text:p>
          </table:table-cell>
          <table:table-cell table:formula="of:=[.D14]*2" office:value-type="float" office:value="167.38" calcext:value-type="float">
            <text:p>167.38</text:p>
          </table:table-cell>
          <table:table-cell table:formula="of:=[.D14]/1000" office:value-type="float" office:value="0.08369" calcext:value-type="float">
            <text:p>0.08369</text:p>
          </table:table-cell>
          <table:table-cell table:formula="of:=[.D2]/[.D14]" office:value-type="float" office:value="0.194288445453459" calcext:value-type="float">
            <text:p>0.194288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36.25" calcext:value-type="float">
            <text:p>136.25</text:p>
          </table:table-cell>
          <table:table-cell table:formula="of:=[.D15]*2" office:value-type="float" office:value="272.5" calcext:value-type="float">
            <text:p>272.5</text:p>
          </table:table-cell>
          <table:table-cell table:formula="of:=[.D15]/1000" office:value-type="float" office:value="0.13625" calcext:value-type="float">
            <text:p>0.13625</text:p>
          </table:table-cell>
          <table:table-cell table:formula="of:=[.D3]/[.D15]" office:value-type="float" office:value="0.233908256880734" calcext:value-type="float">
            <text:p>0.2339082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48.96" calcext:value-type="float">
            <text:p>248.96</text:p>
          </table:table-cell>
          <table:table-cell table:formula="of:=[.D16]*2" office:value-type="float" office:value="497.92" calcext:value-type="float">
            <text:p>497.92</text:p>
          </table:table-cell>
          <table:table-cell table:formula="of:=[.D16]/1000" office:value-type="float" office:value="0.24896" calcext:value-type="float">
            <text:p>0.24896</text:p>
          </table:table-cell>
          <table:table-cell table:formula="of:=[.D4]/[.D16]" office:value-type="float" office:value="0.242087082262211" calcext:value-type="float">
            <text:p>0.2420870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5.12" calcext:value-type="float">
            <text:p>455.12</text:p>
          </table:table-cell>
          <table:table-cell table:formula="of:=[.D17]*2" office:value-type="float" office:value="910.24" calcext:value-type="float">
            <text:p>910.24</text:p>
          </table:table-cell>
          <table:table-cell table:formula="of:=[.D17]/1000" office:value-type="float" office:value="0.45512" calcext:value-type="float">
            <text:p>0.45512</text:p>
          </table:table-cell>
          <table:table-cell table:formula="of:=[.D5]/[.D17]" office:value-type="float" office:value="0.236003691334154" calcext:value-type="float">
            <text:p>0.2360036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7.05" calcext:value-type="float">
            <text:p>797.05</text:p>
          </table:table-cell>
          <table:table-cell table:formula="of:=[.D18]*2" office:value-type="float" office:value="1594.1" calcext:value-type="float">
            <text:p>1594.1</text:p>
          </table:table-cell>
          <table:table-cell table:formula="of:=[.D18]/1000" office:value-type="float" office:value="0.79705" calcext:value-type="float">
            <text:p>0.79705</text:p>
          </table:table-cell>
          <table:table-cell table:formula="of:=[.D6]/[.D18]" office:value-type="float" office:value="0.237262405118876" calcext:value-type="float">
            <text:p>0.237262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68.67" calcext:value-type="float">
            <text:p>1668.67</text:p>
          </table:table-cell>
          <table:table-cell table:formula="of:=[.D19]*2" office:value-type="float" office:value="3337.34" calcext:value-type="float">
            <text:p>3337.34</text:p>
          </table:table-cell>
          <table:table-cell table:formula="of:=[.D19]/1000" office:value-type="float" office:value="1.66867" calcext:value-type="float">
            <text:p>1.66867</text:p>
          </table:table-cell>
          <table:table-cell table:formula="of:=[.D7]/[.D19]" office:value-type="float" office:value="0.251889229146566" calcext:value-type="float">
            <text:p>0.25188922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44.7" calcext:value-type="float">
            <text:p>3244.7</text:p>
          </table:table-cell>
          <table:table-cell table:formula="of:=[.D20]*2" office:value-type="float" office:value="6489.4" calcext:value-type="float">
            <text:p>6489.4</text:p>
          </table:table-cell>
          <table:table-cell table:formula="of:=[.D20]/1000" office:value-type="float" office:value="3.2447" calcext:value-type="float">
            <text:p>3.2447</text:p>
          </table:table-cell>
          <table:table-cell table:formula="of:=[.D8]/[.D20]" office:value-type="float" office:value="0.244099608592474" calcext:value-type="float">
            <text:p>0.24409960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73.67" calcext:value-type="float">
            <text:p>6473.67</text:p>
          </table:table-cell>
          <table:table-cell table:formula="of:=[.D21]*2" office:value-type="float" office:value="12947.34" calcext:value-type="float">
            <text:p>12947.34</text:p>
          </table:table-cell>
          <table:table-cell table:formula="of:=[.D21]/1000" office:value-type="float" office:value="6.47367" calcext:value-type="float">
            <text:p>6.47367</text:p>
          </table:table-cell>
          <table:table-cell table:formula="of:=[.D9]/[.D21]" office:value-type="float" office:value="0.24231232052298" calcext:value-type="float">
            <text:p>0.2423123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37.5" calcext:value-type="float">
            <text:p>12837.5</text:p>
          </table:table-cell>
          <table:table-cell table:formula="of:=[.D22]*2" office:value-type="float" office:value="25675" calcext:value-type="float">
            <text:p>25675</text:p>
          </table:table-cell>
          <table:table-cell table:formula="of:=[.D22]/1000" office:value-type="float" office:value="12.8375" calcext:value-type="float">
            <text:p>12.8375</text:p>
          </table:table-cell>
          <table:table-cell table:formula="of:=[.D10]/[.D22]" office:value-type="float" office:value="0.251014605647517" calcext:value-type="float">
            <text:p>0.2510146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66.5" calcext:value-type="float">
            <text:p>25666.5</text:p>
          </table:table-cell>
          <table:table-cell table:formula="of:=[.D23]*2" office:value-type="float" office:value="51333" calcext:value-type="float">
            <text:p>51333</text:p>
          </table:table-cell>
          <table:table-cell table:formula="of:=[.D23]/1000" office:value-type="float" office:value="25.6665" calcext:value-type="float">
            <text:p>25.6665</text:p>
          </table:table-cell>
          <table:table-cell table:formula="of:=[.D11]/[.D23]" office:value-type="float" office:value="0.246313287748622" calcext:value-type="float">
            <text:p>0.2463132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514" calcext:value-type="float">
            <text:p>51514</text:p>
          </table:table-cell>
          <table:table-cell table:formula="of:=[.D24]*2" office:value-type="float" office:value="103028" calcext:value-type="float">
            <text:p>103028</text:p>
          </table:table-cell>
          <table:table-cell table:formula="of:=[.D24]/1000" office:value-type="float" office:value="51.514" calcext:value-type="float">
            <text:p>51.514</text:p>
          </table:table-cell>
          <table:table-cell table:formula="of:=[.D12]/[.D24]" office:value-type="float" office:value="0.24735664091315" calcext:value-type="float">
            <text:p>0.2473566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85.71" calcext:value-type="float">
            <text:p>85.71</text:p>
          </table:table-cell>
          <table:table-cell table:formula="of:=[.D25]*2" office:value-type="float" office:value="171.42" calcext:value-type="float">
            <text:p>171.42</text:p>
          </table:table-cell>
          <table:table-cell table:formula="of:=[.D25]/1000" office:value-type="float" office:value="0.08571" calcext:value-type="float">
            <text:p>0.08571</text:p>
          </table:table-cell>
          <table:table-cell table:formula="of:=[.D2]/[.D25]" office:value-type="float" office:value="0.189709485474274" calcext:value-type="float">
            <text:p>0.1897094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35.7" calcext:value-type="float">
            <text:p>135.7</text:p>
          </table:table-cell>
          <table:table-cell table:formula="of:=[.D26]*2" office:value-type="float" office:value="271.4" calcext:value-type="float">
            <text:p>271.4</text:p>
          </table:table-cell>
          <table:table-cell table:formula="of:=[.D26]/1000" office:value-type="float" office:value="0.1357" calcext:value-type="float">
            <text:p>0.1357</text:p>
          </table:table-cell>
          <table:table-cell table:formula="of:=[.D3]/[.D26]" office:value-type="float" office:value="0.234856300663228" calcext:value-type="float">
            <text:p>0.2348563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50.39" calcext:value-type="float">
            <text:p>250.39</text:p>
          </table:table-cell>
          <table:table-cell table:formula="of:=[.D27]*2" office:value-type="float" office:value="500.78" calcext:value-type="float">
            <text:p>500.78</text:p>
          </table:table-cell>
          <table:table-cell table:formula="of:=[.D27]/1000" office:value-type="float" office:value="0.25039" calcext:value-type="float">
            <text:p>0.25039</text:p>
          </table:table-cell>
          <table:table-cell table:formula="of:=[.D4]/[.D27]" office:value-type="float" office:value="0.240704500978474" calcext:value-type="float">
            <text:p>0.240704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55.85" calcext:value-type="float">
            <text:p>455.85</text:p>
          </table:table-cell>
          <table:table-cell table:formula="of:=[.D28]*2" office:value-type="float" office:value="911.7" calcext:value-type="float">
            <text:p>911.7</text:p>
          </table:table-cell>
          <table:table-cell table:formula="of:=[.D28]/1000" office:value-type="float" office:value="0.45585" calcext:value-type="float">
            <text:p>0.45585</text:p>
          </table:table-cell>
          <table:table-cell table:formula="of:=[.D5]/[.D28]" office:value-type="float" office:value="0.235625754085774" calcext:value-type="float">
            <text:p>0.2356257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08.5" calcext:value-type="float">
            <text:p>808.5</text:p>
          </table:table-cell>
          <table:table-cell table:formula="of:=[.D29]*2" office:value-type="float" office:value="1617" calcext:value-type="float">
            <text:p>1617</text:p>
          </table:table-cell>
          <table:table-cell table:formula="of:=[.D29]/1000" office:value-type="float" office:value="0.8085" calcext:value-type="float">
            <text:p>0.8085</text:p>
          </table:table-cell>
          <table:table-cell table:formula="of:=[.D6]/[.D29]" office:value-type="float" office:value="0.233902288188002" calcext:value-type="float">
            <text:p>0.2339022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06.61" calcext:value-type="float">
            <text:p>1706.61</text:p>
          </table:table-cell>
          <table:table-cell table:formula="of:=[.D30]*2" office:value-type="float" office:value="3413.22" calcext:value-type="float">
            <text:p>3413.22</text:p>
          </table:table-cell>
          <table:table-cell table:formula="of:=[.D30]/1000" office:value-type="float" office:value="1.70661" calcext:value-type="float">
            <text:p>1.70661</text:p>
          </table:table-cell>
          <table:table-cell table:formula="of:=[.D7]/[.D30]" office:value-type="float" office:value="0.24628942757865" calcext:value-type="float">
            <text:p>0.24628942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88.6" calcext:value-type="float">
            <text:p>3388.6</text:p>
          </table:table-cell>
          <table:table-cell table:formula="of:=[.D31]*2" office:value-type="float" office:value="6777.2" calcext:value-type="float">
            <text:p>6777.2</text:p>
          </table:table-cell>
          <table:table-cell table:formula="of:=[.D31]/1000" office:value-type="float" office:value="3.3886" calcext:value-type="float">
            <text:p>3.3886</text:p>
          </table:table-cell>
          <table:table-cell table:formula="of:=[.D8]/[.D31]" office:value-type="float" office:value="0.233733695331405" calcext:value-type="float">
            <text:p>0.2337336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43.67" calcext:value-type="float">
            <text:p>6843.67</text:p>
          </table:table-cell>
          <table:table-cell table:formula="of:=[.D32]*2" office:value-type="float" office:value="13687.34" calcext:value-type="float">
            <text:p>13687.34</text:p>
          </table:table-cell>
          <table:table-cell table:formula="of:=[.D32]/1000" office:value-type="float" office:value="6.84367" calcext:value-type="float">
            <text:p>6.84367</text:p>
          </table:table-cell>
          <table:table-cell table:formula="of:=[.D9]/[.D32]" office:value-type="float" office:value="0.229211811791042" calcext:value-type="float">
            <text:p>0.22921181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73" calcext:value-type="float">
            <text:p>13773</text:p>
          </table:table-cell>
          <table:table-cell table:formula="of:=[.D33]*2" office:value-type="float" office:value="27546" calcext:value-type="float">
            <text:p>27546</text:p>
          </table:table-cell>
          <table:table-cell table:formula="of:=[.D33]/1000" office:value-type="float" office:value="13.773" calcext:value-type="float">
            <text:p>13.773</text:p>
          </table:table-cell>
          <table:table-cell table:formula="of:=[.D10]/[.D33]" office:value-type="float" office:value="0.23396500399332" calcext:value-type="float">
            <text:p>0.2339650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616.5" calcext:value-type="float">
            <text:p>27616.5</text:p>
          </table:table-cell>
          <table:table-cell table:formula="of:=[.D34]*2" office:value-type="float" office:value="55233" calcext:value-type="float">
            <text:p>55233</text:p>
          </table:table-cell>
          <table:table-cell table:formula="of:=[.D34]/1000" office:value-type="float" office:value="27.6165" calcext:value-type="float">
            <text:p>27.6165</text:p>
          </table:table-cell>
          <table:table-cell table:formula="of:=[.D11]/[.D34]" office:value-type="float" office:value="0.228921115999493" calcext:value-type="float">
            <text:p>0.2289211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4131.5" calcext:value-type="float">
            <text:p>54131.5</text:p>
          </table:table-cell>
          <table:table-cell table:formula="of:=[.D35]*2" office:value-type="float" office:value="108263" calcext:value-type="float">
            <text:p>108263</text:p>
          </table:table-cell>
          <table:table-cell table:formula="of:=[.D35]/1000" office:value-type="float" office:value="54.1315" calcext:value-type="float">
            <text:p>54.1315</text:p>
          </table:table-cell>
          <table:table-cell table:formula="of:=[.D12]/[.D35]" office:value-type="float" office:value="0.235395841607936" calcext:value-type="float">
            <text:p>0.235395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6.09" calcext:value-type="float">
            <text:p>86.09</text:p>
          </table:table-cell>
          <table:table-cell table:formula="of:=[.D36]*2" office:value-type="float" office:value="172.18" calcext:value-type="float">
            <text:p>172.18</text:p>
          </table:table-cell>
          <table:table-cell table:formula="of:=[.D36]/1000" office:value-type="float" office:value="0.08609" calcext:value-type="float">
            <text:p>0.08609</text:p>
          </table:table-cell>
          <table:table-cell table:formula="of:=[.D2]/[.D36]" office:value-type="float" office:value="0.188872110581949" calcext:value-type="float">
            <text:p>0.1888721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37.9" calcext:value-type="float">
            <text:p>137.9</text:p>
          </table:table-cell>
          <table:table-cell table:formula="of:=[.D37]*2" office:value-type="float" office:value="275.8" calcext:value-type="float">
            <text:p>275.8</text:p>
          </table:table-cell>
          <table:table-cell table:formula="of:=[.D37]/1000" office:value-type="float" office:value="0.1379" calcext:value-type="float">
            <text:p>0.1379</text:p>
          </table:table-cell>
          <table:table-cell table:formula="of:=[.D3]/[.D37]" office:value-type="float" office:value="0.231109499637418" calcext:value-type="float">
            <text:p>0.2311094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8.2" calcext:value-type="float">
            <text:p>248.2</text:p>
          </table:table-cell>
          <table:table-cell table:formula="of:=[.D38]*2" office:value-type="float" office:value="496.4" calcext:value-type="float">
            <text:p>496.4</text:p>
          </table:table-cell>
          <table:table-cell table:formula="of:=[.D38]/1000" office:value-type="float" office:value="0.2482" calcext:value-type="float">
            <text:p>0.2482</text:p>
          </table:table-cell>
          <table:table-cell table:formula="of:=[.D4]/[.D38]" office:value-type="float" office:value="0.242828364222401" calcext:value-type="float">
            <text:p>0.2428283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5.8" calcext:value-type="float">
            <text:p>505.8</text:p>
          </table:table-cell>
          <table:table-cell table:formula="of:=[.D39]*2" office:value-type="float" office:value="1011.6" calcext:value-type="float">
            <text:p>1011.6</text:p>
          </table:table-cell>
          <table:table-cell table:formula="of:=[.D39]/1000" office:value-type="float" office:value="0.5058" calcext:value-type="float">
            <text:p>0.5058</text:p>
          </table:table-cell>
          <table:table-cell table:formula="of:=[.D5]/[.D39]" office:value-type="float" office:value="0.212356662712535" calcext:value-type="float">
            <text:p>0.2123566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7.55" calcext:value-type="float">
            <text:p>807.55</text:p>
          </table:table-cell>
          <table:table-cell table:formula="of:=[.D40]*2" office:value-type="float" office:value="1615.1" calcext:value-type="float">
            <text:p>1615.1</text:p>
          </table:table-cell>
          <table:table-cell table:formula="of:=[.D40]/1000" office:value-type="float" office:value="0.80755" calcext:value-type="float">
            <text:p>0.80755</text:p>
          </table:table-cell>
          <table:table-cell table:formula="of:=[.D6]/[.D40]" office:value-type="float" office:value="0.234177450312674" calcext:value-type="float">
            <text:p>0.2341774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66.67" calcext:value-type="float">
            <text:p>1666.67</text:p>
          </table:table-cell>
          <table:table-cell table:formula="of:=[.D41]*2" office:value-type="float" office:value="3333.34" calcext:value-type="float">
            <text:p>3333.34</text:p>
          </table:table-cell>
          <table:table-cell table:formula="of:=[.D41]/1000" office:value-type="float" office:value="1.66667" calcext:value-type="float">
            <text:p>1.66667</text:p>
          </table:table-cell>
          <table:table-cell table:formula="of:=[.D7]/[.D41]" office:value-type="float" office:value="0.252191495617009" calcext:value-type="float">
            <text:p>0.25219149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34.9" calcext:value-type="float">
            <text:p>3234.9</text:p>
          </table:table-cell>
          <table:table-cell table:formula="of:=[.D42]*2" office:value-type="float" office:value="6469.8" calcext:value-type="float">
            <text:p>6469.8</text:p>
          </table:table-cell>
          <table:table-cell table:formula="of:=[.D42]/1000" office:value-type="float" office:value="3.2349" calcext:value-type="float">
            <text:p>3.2349</text:p>
          </table:table-cell>
          <table:table-cell table:formula="of:=[.D8]/[.D42]" office:value-type="float" office:value="0.2448390985811" calcext:value-type="float">
            <text:p>0.2448390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12.33" calcext:value-type="float">
            <text:p>6412.33</text:p>
          </table:table-cell>
          <table:table-cell table:formula="of:=[.D43]*2" office:value-type="float" office:value="12824.66" calcext:value-type="float">
            <text:p>12824.66</text:p>
          </table:table-cell>
          <table:table-cell table:formula="of:=[.D43]/1000" office:value-type="float" office:value="6.41233" calcext:value-type="float">
            <text:p>6.41233</text:p>
          </table:table-cell>
          <table:table-cell table:formula="of:=[.D9]/[.D43]" office:value-type="float" office:value="0.24463026700123" calcext:value-type="float">
            <text:p>0.2446302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818.25" calcext:value-type="float">
            <text:p>12818.25</text:p>
          </table:table-cell>
          <table:table-cell table:formula="of:=[.D44]*2" office:value-type="float" office:value="25636.5" calcext:value-type="float">
            <text:p>25636.5</text:p>
          </table:table-cell>
          <table:table-cell table:formula="of:=[.D44]/1000" office:value-type="float" office:value="12.81825" calcext:value-type="float">
            <text:p>12.81825</text:p>
          </table:table-cell>
          <table:table-cell table:formula="of:=[.D10]/[.D44]" office:value-type="float" office:value="0.251391570612213" calcext:value-type="float">
            <text:p>0.25139157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619.5" calcext:value-type="float">
            <text:p>25619.5</text:p>
          </table:table-cell>
          <table:table-cell table:formula="of:=[.D45]*2" office:value-type="float" office:value="51239" calcext:value-type="float">
            <text:p>51239</text:p>
          </table:table-cell>
          <table:table-cell table:formula="of:=[.D45]/1000" office:value-type="float" office:value="25.6195" calcext:value-type="float">
            <text:p>25.6195</text:p>
          </table:table-cell>
          <table:table-cell table:formula="of:=[.D11]/[.D45]" office:value-type="float" office:value="0.246765159351275" calcext:value-type="float">
            <text:p>0.2467651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4745.5" calcext:value-type="float">
            <text:p>54745.5</text:p>
          </table:table-cell>
          <table:table-cell table:formula="of:=[.D46]*2" office:value-type="float" office:value="109491" calcext:value-type="float">
            <text:p>109491</text:p>
          </table:table-cell>
          <table:table-cell table:formula="of:=[.D46]/1000" office:value-type="float" office:value="54.7455" calcext:value-type="float">
            <text:p>54.7455</text:p>
          </table:table-cell>
          <table:table-cell table:formula="of:=[.D12]/[.D46]" office:value-type="float" office:value="0.232755751614288" calcext:value-type="float">
            <text:p>0.2327557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3.48" calcext:value-type="float">
            <text:p>83.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18" calcext:value-type="float">
            <text:p>218</text:p>
          </table:table-cell>
          <table:table-cell office:value-type="float" office:value="138.23" calcext:value-type="float">
            <text:p>138.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249.72" calcext:value-type="float">
            <text:p>249.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66.44" calcext:value-type="float">
            <text:p>466.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852.97" calcext:value-type="float">
            <text:p>852.9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833.81" calcext:value-type="float">
            <text:p>1833.8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545.6" calcext:value-type="float">
            <text:p>3545.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919.33" calcext:value-type="float">
            <text:p>6919.3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4304.75" calcext:value-type="float">
            <text:p>14304.7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8809" calcext:value-type="float">
            <text:p>2880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7947" calcext:value-type="float">
            <text:p>57947</text:p>
          </table:table-cell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2:Sheet5.A12 Sheet5.E2:Sheet5.E2 Sheet5.F2:Sheet5.F12 Sheet5.A14:Sheet5.A24 Sheet5.B14:Sheet5.B14 Sheet5.F14:Sheet5.F24 Sheet5.A25:Sheet5.A35 Sheet5.B25:Sheet5.B25 Sheet5.F25:Sheet5.F35 Sheet5.A36:Sheet5.A46 Sheet5.B36:Sheet5.B36 Sheet5.F36:Sheet5.F46 Sheet5.B47:Sheet5.B47 Sheet5.F47:Sheet5.F57 Sheet5.A47:Sheet5.A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728" calcext:value-type="float">
            <text:p>0.01728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31.7" calcext:value-type="float">
            <text:p>31.7</text:p>
          </table:table-cell>
          <table:table-cell/>
          <table:table-cell table:formula="of:=[.D3]/1000" office:value-type="float" office:value="0.0317" calcext:value-type="float">
            <text:p>0.0317</text:p>
          </table:table-cell>
          <table:table-cell office:value-type="string" calcext:value-type="string">
            <text:p>sorting a set of 26k elements, squad on pc, 24 squidlets on six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59.76" calcext:value-type="float">
            <text:p>59.76</text:p>
          </table:table-cell>
          <table:table-cell/>
          <table:table-cell table:formula="of:=[.D4]/1000" office:value-type="float" office:value="0.05976" calcext:value-type="float">
            <text:p>0.059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.06" calcext:value-type="float">
            <text:p>108.06</text:p>
          </table:table-cell>
          <table:table-cell/>
          <table:table-cell table:formula="of:=[.D5]/1000" office:value-type="float" office:value="0.10806" calcext:value-type="float">
            <text:p>0.108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3.11" calcext:value-type="float">
            <text:p>193.11</text:p>
          </table:table-cell>
          <table:table-cell/>
          <table:table-cell table:formula="of:=[.D6]/1000" office:value-type="float" office:value="0.19311" calcext:value-type="float">
            <text:p>0.193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7.28" calcext:value-type="float">
            <text:p>407.28</text:p>
          </table:table-cell>
          <table:table-cell/>
          <table:table-cell table:formula="of:=[.D7]/1000" office:value-type="float" office:value="0.40728" calcext:value-type="float">
            <text:p>0.407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0.16" calcext:value-type="float">
            <text:p>790.16</text:p>
          </table:table-cell>
          <table:table-cell/>
          <table:table-cell table:formula="of:=[.D8]/1000" office:value-type="float" office:value="0.79016" calcext:value-type="float">
            <text:p>0.790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68.53" calcext:value-type="float">
            <text:p>1568.53</text:p>
          </table:table-cell>
          <table:table-cell/>
          <table:table-cell table:formula="of:=[.D9]/1000" office:value-type="float" office:value="1.56853" calcext:value-type="float">
            <text:p>1.5685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40" calcext:value-type="float">
            <text:p>3140</text:p>
          </table:table-cell>
          <table:table-cell/>
          <table:table-cell table:formula="of:=[.D10]/1000"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92.8" calcext:value-type="float">
            <text:p>6292.8</text:p>
          </table:table-cell>
          <table:table-cell/>
          <table:table-cell table:formula="of:=[.D11]/1000" office:value-type="float" office:value="6.2928" calcext:value-type="float">
            <text:p>6.292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09.33" calcext:value-type="float">
            <text:p>12609.33</text:p>
          </table:table-cell>
          <table:table-cell/>
          <table:table-cell table:formula="of:=[.D12]/1000" office:value-type="float" office:value="12.60933" calcext:value-type="float">
            <text:p>12.609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60" calcext:value-type="float">
            <text:p>3360</text:p>
          </table:table-cell>
          <table:table-cell office:value-type="float" office:value="8.7" calcext:value-type="float">
            <text:p>8.7</text:p>
          </table:table-cell>
          <table:table-cell table:formula="of:=[.D14]*4" office:value-type="float" office:value="34.8" calcext:value-type="float">
            <text:p>34.8</text:p>
          </table:table-cell>
          <table:table-cell table:formula="of:=[.D14]/1000" office:value-type="float" office:value="0.0087" calcext:value-type="float">
            <text:p>0.0087</text:p>
          </table:table-cell>
          <table:table-cell table:formula="of:=[.D2]/[.D14]" office:value-type="float" office:value="1.98620689655172" calcext:value-type="float">
            <text:p>1.9862068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13.97" calcext:value-type="float">
            <text:p>13.97</text:p>
          </table:table-cell>
          <table:table-cell table:formula="of:=[.D15]*4" office:value-type="float" office:value="55.88" calcext:value-type="float">
            <text:p>55.88</text:p>
          </table:table-cell>
          <table:table-cell table:formula="of:=[.D15]/1000" office:value-type="float" office:value="0.01397" calcext:value-type="float">
            <text:p>0.01397</text:p>
          </table:table-cell>
          <table:table-cell table:formula="of:=[.D3]/[.D15]" office:value-type="float" office:value="2.26914817465999" calcext:value-type="float">
            <text:p>2.26914817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27.38" calcext:value-type="float">
            <text:p>27.38</text:p>
          </table:table-cell>
          <table:table-cell table:formula="of:=[.D16]*4" office:value-type="float" office:value="109.52" calcext:value-type="float">
            <text:p>109.52</text:p>
          </table:table-cell>
          <table:table-cell table:formula="of:=[.D16]/1000" office:value-type="float" office:value="0.02738" calcext:value-type="float">
            <text:p>0.02738</text:p>
          </table:table-cell>
          <table:table-cell table:formula="of:=[.D4]/[.D16]" office:value-type="float" office:value="2.18261504747991" calcext:value-type="float">
            <text:p>2.1826150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8.41" calcext:value-type="float">
            <text:p>58.41</text:p>
          </table:table-cell>
          <table:table-cell table:formula="of:=[.D17]*4" office:value-type="float" office:value="233.64" calcext:value-type="float">
            <text:p>233.64</text:p>
          </table:table-cell>
          <table:table-cell table:formula="of:=[.D17]/1000" office:value-type="float" office:value="0.05841" calcext:value-type="float">
            <text:p>0.05841</text:p>
          </table:table-cell>
          <table:table-cell table:formula="of:=[.D5]/[.D17]" office:value-type="float" office:value="1.85002568053416" calcext:value-type="float">
            <text:p>1.8500256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10.97" calcext:value-type="float">
            <text:p>110.97</text:p>
          </table:table-cell>
          <table:table-cell table:formula="of:=[.D18]*4" office:value-type="float" office:value="443.88" calcext:value-type="float">
            <text:p>443.88</text:p>
          </table:table-cell>
          <table:table-cell table:formula="of:=[.D18]/1000" office:value-type="float" office:value="0.11097" calcext:value-type="float">
            <text:p>0.11097</text:p>
          </table:table-cell>
          <table:table-cell table:formula="of:=[.D6]/[.D18]" office:value-type="float" office:value="1.74020005406867" calcext:value-type="float">
            <text:p>1.74020005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95.12" calcext:value-type="float">
            <text:p>295.12</text:p>
          </table:table-cell>
          <table:table-cell table:formula="of:=[.D19]*4" office:value-type="float" office:value="1180.48" calcext:value-type="float">
            <text:p>1180.48</text:p>
          </table:table-cell>
          <table:table-cell table:formula="of:=[.D19]/1000" office:value-type="float" office:value="0.29512" calcext:value-type="float">
            <text:p>0.29512</text:p>
          </table:table-cell>
          <table:table-cell table:formula="of:=[.D7]/[.D19]" office:value-type="float" office:value="1.38004879371103" calcext:value-type="float">
            <text:p>1.38004879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32.86" calcext:value-type="float">
            <text:p>732.86</text:p>
          </table:table-cell>
          <table:table-cell table:formula="of:=[.D20]*4" office:value-type="float" office:value="2931.44" calcext:value-type="float">
            <text:p>2931.44</text:p>
          </table:table-cell>
          <table:table-cell table:formula="of:=[.D20]/1000" office:value-type="float" office:value="0.73286" calcext:value-type="float">
            <text:p>0.73286</text:p>
          </table:table-cell>
          <table:table-cell table:formula="of:=[.D8]/[.D20]" office:value-type="float" office:value="1.07818682968098" calcext:value-type="float">
            <text:p>1.07818682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12.44" calcext:value-type="float">
            <text:p>812.44</text:p>
          </table:table-cell>
          <table:table-cell table:formula="of:=[.D21]*4" office:value-type="float" office:value="3249.76" calcext:value-type="float">
            <text:p>3249.76</text:p>
          </table:table-cell>
          <table:table-cell table:formula="of:=[.D21]/1000" office:value-type="float" office:value="0.81244" calcext:value-type="float">
            <text:p>0.81244</text:p>
          </table:table-cell>
          <table:table-cell table:formula="of:=[.D9]/[.D21]" office:value-type="float" office:value="1.93064103195313" calcext:value-type="float">
            <text:p>1.9306410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18.67" calcext:value-type="float">
            <text:p>1618.67</text:p>
          </table:table-cell>
          <table:table-cell table:formula="of:=[.D22]*4" office:value-type="float" office:value="6474.68" calcext:value-type="float">
            <text:p>6474.68</text:p>
          </table:table-cell>
          <table:table-cell table:formula="of:=[.D22]/1000" office:value-type="float" office:value="1.61867" calcext:value-type="float">
            <text:p>1.61867</text:p>
          </table:table-cell>
          <table:table-cell table:formula="of:=[.D10]/[.D22]" office:value-type="float" office:value="1.93986420950533" calcext:value-type="float">
            <text:p>1.93986420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59.58" calcext:value-type="float">
            <text:p>3259.58</text:p>
          </table:table-cell>
          <table:table-cell table:formula="of:=[.D23]*4" office:value-type="float" office:value="13038.32" calcext:value-type="float">
            <text:p>13038.32</text:p>
          </table:table-cell>
          <table:table-cell table:formula="of:=[.D23]/1000" office:value-type="float" office:value="3.25958" calcext:value-type="float">
            <text:p>3.25958</text:p>
          </table:table-cell>
          <table:table-cell table:formula="of:=[.D11]/[.D23]" office:value-type="float" office:value="1.93055547033667" calcext:value-type="float">
            <text:p>1.93055547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513.25" calcext:value-type="float">
            <text:p>6513.25</text:p>
          </table:table-cell>
          <table:table-cell table:formula="of:=[.D24]*4" office:value-type="float" office:value="26053" calcext:value-type="float">
            <text:p>26053</text:p>
          </table:table-cell>
          <table:table-cell table:formula="of:=[.D24]/1000" office:value-type="float" office:value="6.51325" calcext:value-type="float">
            <text:p>6.51325</text:p>
          </table:table-cell>
          <table:table-cell table:formula="of:=[.D12]/[.D24]" office:value-type="float" office:value="1.93595056231528" calcext:value-type="float">
            <text:p>1.9359505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08" calcext:value-type="float">
            <text:p>3408</text:p>
          </table:table-cell>
          <table:table-cell office:value-type="float" office:value="8.6" calcext:value-type="float">
            <text:p>8.6</text:p>
          </table:table-cell>
          <table:table-cell table:formula="of:=[.D25]*4" office:value-type="float" office:value="34.4" calcext:value-type="float">
            <text:p>34.4</text:p>
          </table:table-cell>
          <table:table-cell table:formula="of:=[.D25]/1000" office:value-type="float" office:value="0.0086" calcext:value-type="float">
            <text:p>0.0086</text:p>
          </table:table-cell>
          <table:table-cell table:formula="of:=[.D2]/[.D25]" office:value-type="float" office:value="2.0093023255814" calcext:value-type="float">
            <text:p>2.0093023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60" calcext:value-type="float">
            <text:p>2160</text:p>
          </table:table-cell>
          <table:table-cell office:value-type="float" office:value="13.87" calcext:value-type="float">
            <text:p>13.87</text:p>
          </table:table-cell>
          <table:table-cell table:formula="of:=[.D26]*4" office:value-type="float" office:value="55.48" calcext:value-type="float">
            <text:p>55.48</text:p>
          </table:table-cell>
          <table:table-cell table:formula="of:=[.D26]/1000" office:value-type="float" office:value="0.01387" calcext:value-type="float">
            <text:p>0.01387</text:p>
          </table:table-cell>
          <table:table-cell table:formula="of:=[.D3]/[.D26]" office:value-type="float" office:value="2.28550829127614" calcext:value-type="float">
            <text:p>2.2855082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4" calcext:value-type="float">
            <text:p>1104</text:p>
          </table:table-cell>
          <table:table-cell office:value-type="float" office:value="27.42" calcext:value-type="float">
            <text:p>27.42</text:p>
          </table:table-cell>
          <table:table-cell table:formula="of:=[.D27]*4" office:value-type="float" office:value="109.68" calcext:value-type="float">
            <text:p>109.68</text:p>
          </table:table-cell>
          <table:table-cell table:formula="of:=[.D27]/1000" office:value-type="float" office:value="0.02742" calcext:value-type="float">
            <text:p>0.02742</text:p>
          </table:table-cell>
          <table:table-cell table:formula="of:=[.D4]/[.D27]" office:value-type="float" office:value="2.17943107221007" calcext:value-type="float">
            <text:p>2.17943107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float" office:value="58.1" calcext:value-type="float">
            <text:p>58.1</text:p>
          </table:table-cell>
          <table:table-cell table:formula="of:=[.D28]*4" office:value-type="float" office:value="232.4" calcext:value-type="float">
            <text:p>232.4</text:p>
          </table:table-cell>
          <table:table-cell table:formula="of:=[.D28]/1000" office:value-type="float" office:value="0.0581" calcext:value-type="float">
            <text:p>0.0581</text:p>
          </table:table-cell>
          <table:table-cell table:formula="of:=[.D5]/[.D28]" office:value-type="float" office:value="1.85989672977625" calcext:value-type="float">
            <text:p>1.8598967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116.39" calcext:value-type="float">
            <text:p>116.39</text:p>
          </table:table-cell>
          <table:table-cell table:formula="of:=[.D29]*4" office:value-type="float" office:value="465.56" calcext:value-type="float">
            <text:p>465.56</text:p>
          </table:table-cell>
          <table:table-cell table:formula="of:=[.D29]/1000" office:value-type="float" office:value="0.11639" calcext:value-type="float">
            <text:p>0.11639</text:p>
          </table:table-cell>
          <table:table-cell table:formula="of:=[.D6]/[.D29]" office:value-type="float" office:value="1.65916315834694" calcext:value-type="float">
            <text:p>1.6591631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84.5" calcext:value-type="float">
            <text:p>284.5</text:p>
          </table:table-cell>
          <table:table-cell table:formula="of:=[.D30]*4" office:value-type="float" office:value="1138" calcext:value-type="float">
            <text:p>1138</text:p>
          </table:table-cell>
          <table:table-cell table:formula="of:=[.D30]/1000" office:value-type="float" office:value="0.2845" calcext:value-type="float">
            <text:p>0.2845</text:p>
          </table:table-cell>
          <table:table-cell table:formula="of:=[.D7]/[.D30]" office:value-type="float" office:value="1.43156414762742" calcext:value-type="float">
            <text:p>1.43156414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21.17" calcext:value-type="float">
            <text:p>721.17</text:p>
          </table:table-cell>
          <table:table-cell table:formula="of:=[.D31]*4" office:value-type="float" office:value="2884.68" calcext:value-type="float">
            <text:p>2884.68</text:p>
          </table:table-cell>
          <table:table-cell table:formula="of:=[.D31]/1000" office:value-type="float" office:value="0.72117" calcext:value-type="float">
            <text:p>0.72117</text:p>
          </table:table-cell>
          <table:table-cell table:formula="of:=[.D8]/[.D31]" office:value-type="float" office:value="1.09566399045995" calcext:value-type="float">
            <text:p>1.09566399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10.79" calcext:value-type="float">
            <text:p>810.79</text:p>
          </table:table-cell>
          <table:table-cell table:formula="of:=[.D32]*4" office:value-type="float" office:value="3243.16" calcext:value-type="float">
            <text:p>3243.16</text:p>
          </table:table-cell>
          <table:table-cell table:formula="of:=[.D32]/1000" office:value-type="float" office:value="0.81079" calcext:value-type="float">
            <text:p>0.81079</text:p>
          </table:table-cell>
          <table:table-cell table:formula="of:=[.D9]/[.D32]" office:value-type="float" office:value="1.93456998729634" calcext:value-type="float">
            <text:p>1.93456998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26.92" calcext:value-type="float">
            <text:p>1626.92</text:p>
          </table:table-cell>
          <table:table-cell table:formula="of:=[.D33]*4" office:value-type="float" office:value="6507.68" calcext:value-type="float">
            <text:p>6507.68</text:p>
          </table:table-cell>
          <table:table-cell table:formula="of:=[.D33]/1000" office:value-type="float" office:value="1.62692" calcext:value-type="float">
            <text:p>1.62692</text:p>
          </table:table-cell>
          <table:table-cell table:formula="of:=[.D10]/[.D33]" office:value-type="float" office:value="1.93002729083176" calcext:value-type="float">
            <text:p>1.9300272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254.17" calcext:value-type="float">
            <text:p>3254.17</text:p>
          </table:table-cell>
          <table:table-cell table:formula="of:=[.D34]*4" office:value-type="float" office:value="13016.68" calcext:value-type="float">
            <text:p>13016.68</text:p>
          </table:table-cell>
          <table:table-cell table:formula="of:=[.D34]/1000" office:value-type="float" office:value="3.25417" calcext:value-type="float">
            <text:p>3.25417</text:p>
          </table:table-cell>
          <table:table-cell table:formula="of:=[.D11]/[.D34]" office:value-type="float" office:value="1.93376498461973" calcext:value-type="float">
            <text:p>1.93376498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521.33" calcext:value-type="float">
            <text:p>6521.33</text:p>
          </table:table-cell>
          <table:table-cell table:formula="of:=[.D35]*4" office:value-type="float" office:value="26085.32" calcext:value-type="float">
            <text:p>26085.32</text:p>
          </table:table-cell>
          <table:table-cell table:formula="of:=[.D35]/1000" office:value-type="float" office:value="6.52133" calcext:value-type="float">
            <text:p>6.52133</text:p>
          </table:table-cell>
          <table:table-cell table:formula="of:=[.D12]/[.D35]" office:value-type="float" office:value="1.93355189815574" calcext:value-type="float">
            <text:p>1.9335518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8.89" calcext:value-type="float">
            <text:p>8.89</text:p>
          </table:table-cell>
          <table:table-cell table:formula="of:=[.D36]*4" office:value-type="float" office:value="35.56" calcext:value-type="float">
            <text:p>35.56</text:p>
          </table:table-cell>
          <table:table-cell table:formula="of:=[.D36]/1000" office:value-type="float" office:value="0.00889" calcext:value-type="float">
            <text:p>0.00889</text:p>
          </table:table-cell>
          <table:table-cell table:formula="of:=[.D2]/[.D36]" office:value-type="float" office:value="1.9437570303712" calcext:value-type="float">
            <text:p>1.9437570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60" calcext:value-type="float">
            <text:p>2160</text:p>
          </table:table-cell>
          <table:table-cell office:value-type="float" office:value="13.96" calcext:value-type="float">
            <text:p>13.96</text:p>
          </table:table-cell>
          <table:table-cell table:formula="of:=[.D37]*4" office:value-type="float" office:value="55.84" calcext:value-type="float">
            <text:p>55.84</text:p>
          </table:table-cell>
          <table:table-cell table:formula="of:=[.D37]/1000" office:value-type="float" office:value="0.01396" calcext:value-type="float">
            <text:p>0.01396</text:p>
          </table:table-cell>
          <table:table-cell table:formula="of:=[.D3]/[.D37]" office:value-type="float" office:value="2.27077363896848" calcext:value-type="float">
            <text:p>2.270773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04" calcext:value-type="float">
            <text:p>1104</text:p>
          </table:table-cell>
          <table:table-cell office:value-type="float" office:value="27.46" calcext:value-type="float">
            <text:p>27.46</text:p>
          </table:table-cell>
          <table:table-cell table:formula="of:=[.D38]*4" office:value-type="float" office:value="109.84" calcext:value-type="float">
            <text:p>109.84</text:p>
          </table:table-cell>
          <table:table-cell table:formula="of:=[.D38]/1000" office:value-type="float" office:value="0.02746" calcext:value-type="float">
            <text:p>0.02746</text:p>
          </table:table-cell>
          <table:table-cell table:formula="of:=[.D4]/[.D38]" office:value-type="float" office:value="2.17625637290605" calcext:value-type="float">
            <text:p>2.1762563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58.18" calcext:value-type="float">
            <text:p>58.18</text:p>
          </table:table-cell>
          <table:table-cell table:formula="of:=[.D39]*4" office:value-type="float" office:value="232.72" calcext:value-type="float">
            <text:p>232.72</text:p>
          </table:table-cell>
          <table:table-cell table:formula="of:=[.D39]/1000" office:value-type="float" office:value="0.05818" calcext:value-type="float">
            <text:p>0.05818</text:p>
          </table:table-cell>
          <table:table-cell table:formula="of:=[.D5]/[.D39]" office:value-type="float" office:value="1.85733929185287" calcext:value-type="float">
            <text:p>1.85733929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115.59" calcext:value-type="float">
            <text:p>115.59</text:p>
          </table:table-cell>
          <table:table-cell table:formula="of:=[.D40]*4" office:value-type="float" office:value="462.36" calcext:value-type="float">
            <text:p>462.36</text:p>
          </table:table-cell>
          <table:table-cell table:formula="of:=[.D40]/1000" office:value-type="float" office:value="0.11559" calcext:value-type="float">
            <text:p>0.11559</text:p>
          </table:table-cell>
          <table:table-cell table:formula="of:=[.D6]/[.D40]" office:value-type="float" office:value="1.67064624967558" calcext:value-type="float">
            <text:p>1.67064624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84.46" calcext:value-type="float">
            <text:p>284.46</text:p>
          </table:table-cell>
          <table:table-cell table:formula="of:=[.D41]*4" office:value-type="float" office:value="1137.84" calcext:value-type="float">
            <text:p>1137.84</text:p>
          </table:table-cell>
          <table:table-cell table:formula="of:=[.D41]/1000" office:value-type="float" office:value="0.28446" calcext:value-type="float">
            <text:p>0.28446</text:p>
          </table:table-cell>
          <table:table-cell table:formula="of:=[.D7]/[.D41]" office:value-type="float" office:value="1.43176545032694" calcext:value-type="float">
            <text:p>1.4317654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734.29" calcext:value-type="float">
            <text:p>734.29</text:p>
          </table:table-cell>
          <table:table-cell table:formula="of:=[.D42]*4" office:value-type="float" office:value="2937.16" calcext:value-type="float">
            <text:p>2937.16</text:p>
          </table:table-cell>
          <table:table-cell table:formula="of:=[.D42]/1000" office:value-type="float" office:value="0.73429" calcext:value-type="float">
            <text:p>0.73429</text:p>
          </table:table-cell>
          <table:table-cell table:formula="of:=[.D8]/[.D42]" office:value-type="float" office:value="1.07608710454997" calcext:value-type="float">
            <text:p>1.0760871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813.4" calcext:value-type="float">
            <text:p>813.4</text:p>
          </table:table-cell>
          <table:table-cell table:formula="of:=[.D43]*4" office:value-type="float" office:value="3253.6" calcext:value-type="float">
            <text:p>3253.6</text:p>
          </table:table-cell>
          <table:table-cell table:formula="of:=[.D43]/1000" office:value-type="float" office:value="0.8134" calcext:value-type="float">
            <text:p>0.8134</text:p>
          </table:table-cell>
          <table:table-cell table:formula="of:=[.D9]/[.D43]" office:value-type="float" office:value="1.92836242930907" calcext:value-type="float">
            <text:p>1.92836242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25.67" calcext:value-type="float">
            <text:p>1625.67</text:p>
          </table:table-cell>
          <table:table-cell table:formula="of:=[.D44]*4" office:value-type="float" office:value="6502.68" calcext:value-type="float">
            <text:p>6502.68</text:p>
          </table:table-cell>
          <table:table-cell table:formula="of:=[.D44]/1000" office:value-type="float" office:value="1.62567" calcext:value-type="float">
            <text:p>1.62567</text:p>
          </table:table-cell>
          <table:table-cell table:formula="of:=[.D10]/[.D44]" office:value-type="float" office:value="1.9315113153346" calcext:value-type="float">
            <text:p>1.9315113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244.25" calcext:value-type="float">
            <text:p>3244.25</text:p>
          </table:table-cell>
          <table:table-cell table:formula="of:=[.D45]*4" office:value-type="float" office:value="12977" calcext:value-type="float">
            <text:p>12977</text:p>
          </table:table-cell>
          <table:table-cell table:formula="of:=[.D45]/1000" office:value-type="float" office:value="3.24425" calcext:value-type="float">
            <text:p>3.24425</text:p>
          </table:table-cell>
          <table:table-cell table:formula="of:=[.D11]/[.D45]" office:value-type="float" office:value="1.93967789165447" calcext:value-type="float">
            <text:p>1.9396778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6536.04" calcext:value-type="float">
            <text:p>6536.04</text:p>
          </table:table-cell>
          <table:table-cell table:formula="of:=[.D46]*4" office:value-type="float" office:value="26144.16" calcext:value-type="float">
            <text:p>26144.16</text:p>
          </table:table-cell>
          <table:table-cell table:formula="of:=[.D46]/1000" office:value-type="float" office:value="6.53604" calcext:value-type="float">
            <text:p>6.53604</text:p>
          </table:table-cell>
          <table:table-cell table:formula="of:=[.D12]/[.D46]" office:value-type="float" office:value="1.92920024969247" calcext:value-type="float">
            <text:p>1.9292002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456" calcext:value-type="float">
            <text:p>3456</text:p>
          </table:table-cell>
          <table:table-cell office:value-type="float" office:value="8.68" calcext:value-type="float">
            <text:p>8.68</text:p>
          </table:table-cell>
          <table:table-cell table:formula="of:=[.D47]*4" office:value-type="float" office:value="34.72" calcext:value-type="float">
            <text:p>34.72</text:p>
          </table:table-cell>
          <table:table-cell table:formula="of:=[.D47]/1000" office:value-type="float" office:value="0.00868" calcext:value-type="float">
            <text:p>0.00868</text:p>
          </table:table-cell>
          <table:table-cell table:formula="of:=[.D2]/[.D47]" office:value-type="float" office:value="1.99078341013825" calcext:value-type="float">
            <text:p>1.9907834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160" calcext:value-type="float">
            <text:p>2160</text:p>
          </table:table-cell>
          <table:table-cell office:value-type="float" office:value="13.92" calcext:value-type="float">
            <text:p>13.92</text:p>
          </table:table-cell>
          <table:table-cell table:formula="of:=[.D48]*4" office:value-type="float" office:value="55.68" calcext:value-type="float">
            <text:p>55.68</text:p>
          </table:table-cell>
          <table:table-cell table:formula="of:=[.D48]/1000" office:value-type="float" office:value="0.01392" calcext:value-type="float">
            <text:p>0.01392</text:p>
          </table:table-cell>
          <table:table-cell table:formula="of:=[.D3]/[.D48]" office:value-type="float" office:value="2.27729885057471" calcext:value-type="float">
            <text:p>2.2772988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104" calcext:value-type="float">
            <text:p>1104</text:p>
          </table:table-cell>
          <table:table-cell office:value-type="float" office:value="27.38" calcext:value-type="float">
            <text:p>27.38</text:p>
          </table:table-cell>
          <table:table-cell table:formula="of:=[.D49]*4" office:value-type="float" office:value="109.52" calcext:value-type="float">
            <text:p>109.52</text:p>
          </table:table-cell>
          <table:table-cell table:formula="of:=[.D49]/1000" office:value-type="float" office:value="0.02738" calcext:value-type="float">
            <text:p>0.02738</text:p>
          </table:table-cell>
          <table:table-cell table:formula="of:=[.D4]/[.D49]" office:value-type="float" office:value="2.18261504747991" calcext:value-type="float">
            <text:p>2.1826150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30" calcext:value-type="float">
            <text:p>530</text:p>
          </table:table-cell>
          <table:table-cell office:value-type="float" office:value="57.9" calcext:value-type="float">
            <text:p>57.9</text:p>
          </table:table-cell>
          <table:table-cell table:formula="of:=[.D50]*4" office:value-type="float" office:value="231.6" calcext:value-type="float">
            <text:p>231.6</text:p>
          </table:table-cell>
          <table:table-cell table:formula="of:=[.D50]/1000" office:value-type="float" office:value="0.0579" calcext:value-type="float">
            <text:p>0.0579</text:p>
          </table:table-cell>
          <table:table-cell table:formula="of:=[.D5]/[.D50]" office:value-type="float" office:value="1.86632124352332" calcext:value-type="float">
            <text:p>1.8663212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268" calcext:value-type="float">
            <text:p>268</text:p>
          </table:table-cell>
          <table:table-cell office:value-type="float" office:value="114.58" calcext:value-type="float">
            <text:p>114.58</text:p>
          </table:table-cell>
          <table:table-cell table:formula="of:=[.D51]*4" office:value-type="float" office:value="458.32" calcext:value-type="float">
            <text:p>458.32</text:p>
          </table:table-cell>
          <table:table-cell table:formula="of:=[.D51]/1000" office:value-type="float" office:value="0.11458" calcext:value-type="float">
            <text:p>0.11458</text:p>
          </table:table-cell>
          <table:table-cell table:formula="of:=[.D6]/[.D51]" office:value-type="float" office:value="1.68537266538663" calcext:value-type="float">
            <text:p>1.6853726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office:value-type="float" office:value="283.49" calcext:value-type="float">
            <text:p>283.49</text:p>
          </table:table-cell>
          <table:table-cell table:formula="of:=[.D52]*4" office:value-type="float" office:value="1133.96" calcext:value-type="float">
            <text:p>1133.96</text:p>
          </table:table-cell>
          <table:table-cell table:formula="of:=[.D52]/1000" office:value-type="float" office:value="0.28349" calcext:value-type="float">
            <text:p>0.28349</text:p>
          </table:table-cell>
          <table:table-cell table:formula="of:=[.D7]/[.D52]" office:value-type="float" office:value="1.43666443260785" calcext:value-type="float">
            <text:p>1.4366644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712.77" calcext:value-type="float">
            <text:p>712.77</text:p>
          </table:table-cell>
          <table:table-cell table:formula="of:=[.D53]*4" office:value-type="float" office:value="2851.08" calcext:value-type="float">
            <text:p>2851.08</text:p>
          </table:table-cell>
          <table:table-cell table:formula="of:=[.D53]/1000" office:value-type="float" office:value="0.71277" calcext:value-type="float">
            <text:p>0.71277</text:p>
          </table:table-cell>
          <table:table-cell table:formula="of:=[.D8]/[.D53]" office:value-type="float" office:value="1.10857639911893" calcext:value-type="float">
            <text:p>1.10857639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812.31" calcext:value-type="float">
            <text:p>812.31</text:p>
          </table:table-cell>
          <table:table-cell table:formula="of:=[.D54]*4" office:value-type="float" office:value="3249.24" calcext:value-type="float">
            <text:p>3249.24</text:p>
          </table:table-cell>
          <table:table-cell table:formula="of:=[.D54]/1000" office:value-type="float" office:value="0.81231" calcext:value-type="float">
            <text:p>0.81231</text:p>
          </table:table-cell>
          <table:table-cell table:formula="of:=[.D9]/[.D54]" office:value-type="float" office:value="1.93095000677081" calcext:value-type="float">
            <text:p>1.93095000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1625" calcext:value-type="float">
            <text:p>1625</text:p>
          </table:table-cell>
          <table:table-cell table:formula="of:=[.D55]*4" office:value-type="float" office:value="6500" calcext:value-type="float">
            <text:p>6500</text:p>
          </table:table-cell>
          <table:table-cell table:formula="of:=[.D55]/1000" office:value-type="float" office:value="1.625" calcext:value-type="float">
            <text:p>1.625</text:p>
          </table:table-cell>
          <table:table-cell table:formula="of:=[.D10]/[.D55]" office:value-type="float" office:value="1.93230769230769" calcext:value-type="float">
            <text:p>1.93230769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3263.75" calcext:value-type="float">
            <text:p>3263.75</text:p>
          </table:table-cell>
          <table:table-cell table:formula="of:=[.D56]*4" office:value-type="float" office:value="13055" calcext:value-type="float">
            <text:p>13055</text:p>
          </table:table-cell>
          <table:table-cell table:formula="of:=[.D56]/1000" office:value-type="float" office:value="3.26375" calcext:value-type="float">
            <text:p>3.26375</text:p>
          </table:table-cell>
          <table:table-cell table:formula="of:=[.D11]/[.D56]" office:value-type="float" office:value="1.92808885484489" calcext:value-type="float">
            <text:p>1.92808885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6539.75" calcext:value-type="float">
            <text:p>6539.75</text:p>
          </table:table-cell>
          <table:table-cell table:formula="of:=[.D57]*4" office:value-type="float" office:value="26159" calcext:value-type="float">
            <text:p>26159</text:p>
          </table:table-cell>
          <table:table-cell table:formula="of:=[.D57]/1000" office:value-type="float" office:value="6.53975" calcext:value-type="float">
            <text:p>6.53975</text:p>
          </table:table-cell>
          <table:table-cell table:formula="of:=[.D12]/[.D57]" office:value-type="float" office:value="1.92810581444245" calcext:value-type="float">
            <text:p>1.92810581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avg:</text:p>
          </table:table-cell>
          <table:table-cell table:formula="of:=AVERAGE([.G14:.G57])" office:value-type="float" office:value="1.83859881974581" calcext:value-type="float">
            <text:p>1.8385988197</text:p>
          </table:table-cell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2:Sheet6.A12 Sheet6.E2:Sheet6.E2 Sheet6.F2:Sheet6.F12 Sheet6.A14:Sheet6.A24 Sheet6.B14:Sheet6.B14 Sheet6.F14:Sheet6.F24 Sheet6.A25:Sheet6.A35 Sheet6.B25:Sheet6.B25 Sheet6.F25:Sheet6.F35 Sheet6.A36:Sheet6.A46 Sheet6.B36:Sheet6.B36 Sheet6.F36:Sheet6.F46 Sheet6.A47:Sheet6.A57 Sheet6.B47:Sheet6.B47 Sheet6.F47:Sheet6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31" calcext:value-type="float">
            <text:p>1731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728" calcext:value-type="float">
            <text:p>0.01728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31.7" calcext:value-type="float">
            <text:p>31.7</text:p>
          </table:table-cell>
          <table:table-cell/>
          <table:table-cell table:formula="of:=[.D3]/1000" office:value-type="float" office:value="0.0317" calcext:value-type="float">
            <text:p>0.0317</text:p>
          </table:table-cell>
          <table:table-cell office:value-type="string" calcext:value-type="string">
            <text:p>sorting a set of 26k elements, squad on pc, 24 squidlets on six raspi 3b+ plus 2 squidlets on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59.76" calcext:value-type="float">
            <text:p>59.76</text:p>
          </table:table-cell>
          <table:table-cell/>
          <table:table-cell table:formula="of:=[.D4]/1000" office:value-type="float" office:value="0.05976" calcext:value-type="float">
            <text:p>0.059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08.06" calcext:value-type="float">
            <text:p>108.06</text:p>
          </table:table-cell>
          <table:table-cell/>
          <table:table-cell table:formula="of:=[.D5]/1000" office:value-type="float" office:value="0.10806" calcext:value-type="float">
            <text:p>0.108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3.11" calcext:value-type="float">
            <text:p>193.11</text:p>
          </table:table-cell>
          <table:table-cell/>
          <table:table-cell table:formula="of:=[.D6]/1000" office:value-type="float" office:value="0.19311" calcext:value-type="float">
            <text:p>0.193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7.28" calcext:value-type="float">
            <text:p>407.28</text:p>
          </table:table-cell>
          <table:table-cell/>
          <table:table-cell table:formula="of:=[.D7]/1000" office:value-type="float" office:value="0.40728" calcext:value-type="float">
            <text:p>0.4072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0.16" calcext:value-type="float">
            <text:p>790.16</text:p>
          </table:table-cell>
          <table:table-cell/>
          <table:table-cell table:formula="of:=[.D8]/1000" office:value-type="float" office:value="0.79016" calcext:value-type="float">
            <text:p>0.790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68.53" calcext:value-type="float">
            <text:p>1568.53</text:p>
          </table:table-cell>
          <table:table-cell/>
          <table:table-cell table:formula="of:=[.D9]/1000" office:value-type="float" office:value="1.56853" calcext:value-type="float">
            <text:p>1.5685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40" calcext:value-type="float">
            <text:p>3140</text:p>
          </table:table-cell>
          <table:table-cell/>
          <table:table-cell table:formula="of:=[.D10]/1000" office:value-type="float" office:value="3.14" calcext:value-type="float">
            <text:p>3.1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92.8" calcext:value-type="float">
            <text:p>6292.8</text:p>
          </table:table-cell>
          <table:table-cell/>
          <table:table-cell table:formula="of:=[.D11]/1000" office:value-type="float" office:value="6.2928" calcext:value-type="float">
            <text:p>6.292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09.33" calcext:value-type="float">
            <text:p>12609.33</text:p>
          </table:table-cell>
          <table:table-cell/>
          <table:table-cell table:formula="of:=[.D12]/1000" office:value-type="float" office:value="12.60933" calcext:value-type="float">
            <text:p>12.609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14" calcext:value-type="float">
            <text:p>3614</text:p>
          </table:table-cell>
          <table:table-cell office:value-type="float" office:value="8.05" calcext:value-type="float">
            <text:p>8.05</text:p>
          </table:table-cell>
          <table:table-cell table:formula="of:=[.D14]*4" office:value-type="float" office:value="32.2" calcext:value-type="float">
            <text:p>32.2</text:p>
          </table:table-cell>
          <table:table-cell table:formula="of:=[.D14]/1000" office:value-type="float" office:value="0.00805" calcext:value-type="float">
            <text:p>0.00805</text:p>
          </table:table-cell>
          <table:table-cell table:formula="of:=[.D2]/[.D14]" office:value-type="float" office:value="2.14658385093168" calcext:value-type="float">
            <text:p>2.1465838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office:value-type="float" office:value="12.92" calcext:value-type="float">
            <text:p>12.92</text:p>
          </table:table-cell>
          <table:table-cell table:formula="of:=[.D15]*4" office:value-type="float" office:value="51.68" calcext:value-type="float">
            <text:p>51.68</text:p>
          </table:table-cell>
          <table:table-cell table:formula="of:=[.D15]/1000" office:value-type="float" office:value="0.01292" calcext:value-type="float">
            <text:p>0.01292</text:p>
          </table:table-cell>
          <table:table-cell table:formula="of:=[.D3]/[.D15]" office:value-type="float" office:value="2.45356037151703" calcext:value-type="float">
            <text:p>2.45356037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25.28" calcext:value-type="float">
            <text:p>25.28</text:p>
          </table:table-cell>
          <table:table-cell table:formula="of:=[.D16]*4" office:value-type="float" office:value="101.12" calcext:value-type="float">
            <text:p>101.12</text:p>
          </table:table-cell>
          <table:table-cell table:formula="of:=[.D16]/1000" office:value-type="float" office:value="0.02528" calcext:value-type="float">
            <text:p>0.02528</text:p>
          </table:table-cell>
          <table:table-cell table:formula="of:=[.D4]/[.D16]" office:value-type="float" office:value="2.36392405063291" calcext:value-type="float">
            <text:p>2.3639240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2.95" calcext:value-type="float">
            <text:p>52.95</text:p>
          </table:table-cell>
          <table:table-cell table:formula="of:=[.D17]*4" office:value-type="float" office:value="211.8" calcext:value-type="float">
            <text:p>211.8</text:p>
          </table:table-cell>
          <table:table-cell table:formula="of:=[.D17]/1000" office:value-type="float" office:value="0.05295" calcext:value-type="float">
            <text:p>0.05295</text:p>
          </table:table-cell>
          <table:table-cell table:formula="of:=[.D5]/[.D17]" office:value-type="float" office:value="2.04079320113314" calcext:value-type="float">
            <text:p>2.0407932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3.17" calcext:value-type="float">
            <text:p>103.17</text:p>
          </table:table-cell>
          <table:table-cell table:formula="of:=[.D18]*4" office:value-type="float" office:value="412.68" calcext:value-type="float">
            <text:p>412.68</text:p>
          </table:table-cell>
          <table:table-cell table:formula="of:=[.D18]/1000" office:value-type="float" office:value="0.10317" calcext:value-type="float">
            <text:p>0.10317</text:p>
          </table:table-cell>
          <table:table-cell table:formula="of:=[.D6]/[.D18]" office:value-type="float" office:value="1.87176504797906" calcext:value-type="float">
            <text:p>1.8717650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53.02" calcext:value-type="float">
            <text:p>253.02</text:p>
          </table:table-cell>
          <table:table-cell table:formula="of:=[.D19]*4" office:value-type="float" office:value="1012.08" calcext:value-type="float">
            <text:p>1012.08</text:p>
          </table:table-cell>
          <table:table-cell table:formula="of:=[.D19]/1000" office:value-type="float" office:value="0.25302" calcext:value-type="float">
            <text:p>0.25302</text:p>
          </table:table-cell>
          <table:table-cell table:formula="of:=[.D7]/[.D19]" office:value-type="float" office:value="1.60967512449609" calcext:value-type="float">
            <text:p>1.6096751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94.9" calcext:value-type="float">
            <text:p>694.9</text:p>
          </table:table-cell>
          <table:table-cell table:formula="of:=[.D20]*4" office:value-type="float" office:value="2779.6" calcext:value-type="float">
            <text:p>2779.6</text:p>
          </table:table-cell>
          <table:table-cell table:formula="of:=[.D20]/1000" office:value-type="float" office:value="0.6949" calcext:value-type="float">
            <text:p>0.6949</text:p>
          </table:table-cell>
          <table:table-cell table:formula="of:=[.D8]/[.D20]" office:value-type="float" office:value="1.13708447258598" calcext:value-type="float">
            <text:p>1.13708447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49.37" calcext:value-type="float">
            <text:p>749.37</text:p>
          </table:table-cell>
          <table:table-cell table:formula="of:=[.D21]*4" office:value-type="float" office:value="2997.48" calcext:value-type="float">
            <text:p>2997.48</text:p>
          </table:table-cell>
          <table:table-cell table:formula="of:=[.D21]/1000" office:value-type="float" office:value="0.74937" calcext:value-type="float">
            <text:p>0.74937</text:p>
          </table:table-cell>
          <table:table-cell table:formula="of:=[.D9]/[.D21]" office:value-type="float" office:value="2.09313156384696" calcext:value-type="float">
            <text:p>2.09313156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98.19" calcext:value-type="float">
            <text:p>1498.19</text:p>
          </table:table-cell>
          <table:table-cell table:formula="of:=[.D22]*4" office:value-type="float" office:value="5992.76" calcext:value-type="float">
            <text:p>5992.76</text:p>
          </table:table-cell>
          <table:table-cell table:formula="of:=[.D22]/1000" office:value-type="float" office:value="1.49819" calcext:value-type="float">
            <text:p>1.49819</text:p>
          </table:table-cell>
          <table:table-cell table:formula="of:=[.D10]/[.D22]" office:value-type="float" office:value="2.09586234055761" calcext:value-type="float">
            <text:p>2.09586234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10.65" calcext:value-type="float">
            <text:p>3010.65</text:p>
          </table:table-cell>
          <table:table-cell table:formula="of:=[.D23]*4" office:value-type="float" office:value="12042.6" calcext:value-type="float">
            <text:p>12042.6</text:p>
          </table:table-cell>
          <table:table-cell table:formula="of:=[.D23]/1000" office:value-type="float" office:value="3.01065" calcext:value-type="float">
            <text:p>3.01065</text:p>
          </table:table-cell>
          <table:table-cell table:formula="of:=[.D11]/[.D23]" office:value-type="float" office:value="2.0901798614917" calcext:value-type="float">
            <text:p>2.09017986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025.38" calcext:value-type="float">
            <text:p>6025.38</text:p>
          </table:table-cell>
          <table:table-cell table:formula="of:=[.D24]*4" office:value-type="float" office:value="24101.52" calcext:value-type="float">
            <text:p>24101.52</text:p>
          </table:table-cell>
          <table:table-cell table:formula="of:=[.D24]/1000" office:value-type="float" office:value="6.02538" calcext:value-type="float">
            <text:p>6.02538</text:p>
          </table:table-cell>
          <table:table-cell table:formula="of:=[.D12]/[.D24]" office:value-type="float" office:value="2.09270286687313" calcext:value-type="float">
            <text:p>2.09270286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avg:</text:p>
          </table:table-cell>
          <table:table-cell table:formula="of:=AVERAGE([.G14:.G24])" office:value-type="float" office:value="1.99956934109503" calcext:value-type="float">
            <text:p>1.9995693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23:20:26.889707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20T23:49:18.474118642</dc:date>
    <meta:editing-duration>PT13H55M19S</meta:editing-duration>
    <meta:editing-cycles>41</meta:editing-cycles>
    <meta:generator>LibreOffice/5.1.6.2$Linux_x86 LibreOffice_project/10m0$Build-2</meta:generator>
    <dc:creator>Pascal Baillehache</dc:creator>
    <meta:document-statistic meta:table-count="6" meta:cell-count="169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52cm" svg:y="5.741cm" style:legend-expansion="high" chart:style-name="ch2"/>
        <chart:plot-area chart:style-name="ch3" table:cell-range-address="Sheet1.A2:Sheet1.A12 Sheet1.E2:Sheet1.E2 Sheet1.F2:Sheet1.F12 Sheet1.B14:Sheet1.B14 Sheet1.F14:Sheet1.F46 Sheet1.B25:Sheet1.B25 Sheet1.B36:Sheet1.B36" chart:data-source-has-labels="row" svg:x="1.462cm" svg:y="0.271cm" svg:width="18.608cm" svg:height="12.051cm">
          <chartooo:coordinate-region svg:x="2.083cm" svg:y="0.471cm" svg:width="17.615cm" svg:height="11.204cm"/>
          <chart:axis chart:dimension="x" chart:name="primary-x" chart:style-name="ch4">
            <chart:title svg:x="10.219cm" svg:y="12.593cm" chart:style-name="ch5">
              <text:p>nb sort</text:p>
            </chart:title>
          </chart:axis>
          <chart:axis chart:dimension="y" chart:name="primary-y" chart:style-name="ch6">
            <chart:title svg:x="0.451cm" svg:y="6.882cm" chart:style-name="ch7">
              <text:p>time (s)</text:p>
            </chart:title>
            <chart:grid chart:style-name="ch8" chart:class="major"/>
          </chart:axis>
          <chart:series chart:style-name="ch9" chart:values-cell-range-address="Sheet1.F2:Sheet1.F12" chart:label-cell-address="Sheet1.E2:Sheet1.E2" chart:class="chart:scatter">
            <chart:domain table:cell-range-address="Sheet1.A2:Sheet1.A12"/>
            <chart:data-point chart:repeated="11"/>
          </chart:series>
          <chart:series chart:style-name="ch10" chart:values-cell-range-address="Sheet1.F14:Sheet1.F24" chart:label-cell-address="Sheet1.B14:Sheet1.B14" chart:class="chart:scatter">
            <chart:domain table:cell-range-address="Sheet1.A14:Sheet1.A24"/>
            <chart:data-point chart:repeated="11"/>
          </chart:series>
          <chart:series chart:style-name="ch11" chart:values-cell-range-address="Sheet1.F25:Sheet1.F35" chart:label-cell-address="Sheet1.B25:Sheet1.B25" chart:class="chart:scatter">
            <chart:domain table:cell-range-address="Sheet1.A25:Sheet1.A35"/>
            <chart:data-point chart:repeated="11"/>
          </chart:series>
          <chart:series chart:style-name="ch12" chart:values-cell-range-address="Sheet1.F36:Sheet1.F46" chart:label-cell-address="Sheet1.B36:Sheet1.B36" chart:class="chart:scatter">
            <chart:domain table:cell-range-address="Sheet1.A36:Sheet1.A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4:Sheet1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1626">
                <text:p>0.01626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0.04698">
                <text:p>0.04698</text:p>
                <draw:g>
                  <svg:desc>Sheet1.F14:Sheet1.F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0.04693">
                <text:p>0.04693</text:p>
                <draw:g>
                  <svg:desc>Sheet1.F25:Sheet1.F35</svg:desc>
                </draw:g>
              </table:table-cell>
              <table:table-cell office:value-type="float" office:value="1">
                <text:p>1</text:p>
                <draw:g>
                  <svg:desc>Sheet1.A36:Sheet1.A46</svg:desc>
                </draw:g>
              </table:table-cell>
              <table:table-cell office:value-type="float" office:value="0.04651">
                <text:p>0.04651</text:p>
                <draw:g>
                  <svg:desc>Sheet1.F36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07814">
                <text:p>0.07814</text:p>
              </table:table-cell>
              <table:table-cell office:value-type="float" office:value="2">
                <text:p>2</text:p>
              </table:table-cell>
              <table:table-cell office:value-type="float" office:value="0.07791">
                <text:p>0.07791</text:p>
              </table:table-cell>
              <table:table-cell office:value-type="float" office:value="2">
                <text:p>2</text:p>
              </table:table-cell>
              <table:table-cell office:value-type="float" office:value="0.07779">
                <text:p>0.07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15829">
                <text:p>0.15829</text:p>
              </table:table-cell>
              <table:table-cell office:value-type="float" office:value="4">
                <text:p>4</text:p>
              </table:table-cell>
              <table:table-cell office:value-type="float" office:value="0.15819">
                <text:p>0.15819</text:p>
              </table:table-cell>
              <table:table-cell office:value-type="float" office:value="4">
                <text:p>4</text:p>
              </table:table-cell>
              <table:table-cell office:value-type="float" office:value="0.15792">
                <text:p>0.1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53471">
                <text:p>0.53471</text:p>
              </table:table-cell>
              <table:table-cell office:value-type="float" office:value="8">
                <text:p>8</text:p>
              </table:table-cell>
              <table:table-cell office:value-type="float" office:value="0.53316">
                <text:p>0.53316</text:p>
              </table:table-cell>
              <table:table-cell office:value-type="float" office:value="8">
                <text:p>8</text:p>
              </table:table-cell>
              <table:table-cell office:value-type="float" office:value="0.53334">
                <text:p>0.5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57704">
                <text:p>0.57704</text:p>
              </table:table-cell>
              <table:table-cell office:value-type="float" office:value="16">
                <text:p>16</text:p>
              </table:table-cell>
              <table:table-cell office:value-type="float" office:value="0.57569">
                <text:p>0.57569</text:p>
              </table:table-cell>
              <table:table-cell office:value-type="float" office:value="16">
                <text:p>16</text:p>
              </table:table-cell>
              <table:table-cell office:value-type="float" office:value="0.57585">
                <text:p>0.5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22675">
                <text:p>1.22675</text:p>
              </table:table-cell>
              <table:table-cell office:value-type="float" office:value="32">
                <text:p>32</text:p>
              </table:table-cell>
              <table:table-cell office:value-type="float" office:value="1.22686">
                <text:p>1.22686</text:p>
              </table:table-cell>
              <table:table-cell office:value-type="float" office:value="32">
                <text:p>32</text:p>
              </table:table-cell>
              <table:table-cell office:value-type="float" office:value="1.22589">
                <text:p>1.2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2.97733">
                <text:p>2.97733</text:p>
              </table:table-cell>
              <table:table-cell office:value-type="float" office:value="64">
                <text:p>64</text:p>
              </table:table-cell>
              <table:table-cell office:value-type="float" office:value="2.97325">
                <text:p>2.97325</text:p>
              </table:table-cell>
              <table:table-cell office:value-type="float" office:value="64">
                <text:p>64</text:p>
              </table:table-cell>
              <table:table-cell office:value-type="float" office:value="2.97733">
                <text:p>2.97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4.79962">
                <text:p>4.79962</text:p>
              </table:table-cell>
              <table:table-cell office:value-type="float" office:value="128">
                <text:p>128</text:p>
              </table:table-cell>
              <table:table-cell office:value-type="float" office:value="4.79612">
                <text:p>4.79612</text:p>
              </table:table-cell>
              <table:table-cell office:value-type="float" office:value="128">
                <text:p>128</text:p>
              </table:table-cell>
              <table:table-cell office:value-type="float" office:value="4.79562">
                <text:p>4.79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9.623">
                <text:p>9.623</text:p>
              </table:table-cell>
              <table:table-cell office:value-type="float" office:value="256">
                <text:p>256</text:p>
              </table:table-cell>
              <table:table-cell office:value-type="float" office:value="9.611">
                <text:p>9.611</text:p>
              </table:table-cell>
              <table:table-cell office:value-type="float" office:value="256">
                <text:p>256</text:p>
              </table:table-cell>
              <table:table-cell office:value-type="float" office:value="9.60675">
                <text:p>9.6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19.263">
                <text:p>19.263</text:p>
              </table:table-cell>
              <table:table-cell office:value-type="float" office:value="512">
                <text:p>512</text:p>
              </table:table-cell>
              <table:table-cell office:value-type="float" office:value="19.26525">
                <text:p>19.26525</text:p>
              </table:table-cell>
              <table:table-cell office:value-type="float" office:value="512">
                <text:p>512</text:p>
              </table:table-cell>
              <table:table-cell office:value-type="float" office:value="19.275">
                <text:p>19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38.6045">
                <text:p>38.6045</text:p>
              </table:table-cell>
              <table:table-cell office:value-type="float" office:value="1024">
                <text:p>1024</text:p>
              </table:table-cell>
              <table:table-cell office:value-type="float" office:value="38.641">
                <text:p>38.641</text:p>
              </table:table-cell>
              <table:table-cell office:value-type="float" office:value="1024">
                <text:p>1024</text:p>
              </table:table-cell>
              <table:table-cell office:value-type="float" office:value="38.6105">
                <text:p>38.6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308cm" svg:y="5.741cm" style:legend-expansion="high" chart:style-name="ch2"/>
        <chart:plot-area chart:style-name="ch3" table:cell-range-address="Sheet2.A2:Sheet2.A12 Sheet2.E2:Sheet2.E2 Sheet2.F2:Sheet2.F12 Sheet2.B14:Sheet2.B14 Sheet2.F14:Sheet2.F46 Sheet2.B25:Sheet2.B25 Sheet2.B36:Sheet2.B36" chart:data-source-has-labels="row" svg:x="1.462cm" svg:y="0.271cm" svg:width="18.396cm" svg:height="12.051cm">
          <chartooo:coordinate-region svg:x="2.083cm" svg:y="0.471cm" svg:width="17.217cm" svg:height="11.204cm"/>
          <chart:axis chart:dimension="x" chart:name="primary-x" chart:style-name="ch4">
            <chart:title svg:x="10.113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2.F2:Sheet2.F12" chart:label-cell-address="Sheet2.E2:Sheet2.E2" chart:class="chart:scatter">
            <chart:domain table:cell-range-address="Sheet2.A2:Sheet2.A12"/>
            <chart:data-point chart:repeated="11"/>
          </chart:series>
          <chart:series chart:style-name="ch9" chart:values-cell-range-address="Sheet2.F14:Sheet2.F24" chart:label-cell-address="Sheet2.B14:Sheet2.B14" chart:class="chart:scatter">
            <chart:domain table:cell-range-address="Sheet2.A14:Sheet2.A24"/>
            <chart:data-point chart:repeated="11"/>
          </chart:series>
          <chart:series chart:style-name="ch10" chart:values-cell-range-address="Sheet2.F25:Sheet2.F35" chart:label-cell-address="Sheet2.B25:Sheet2.B25" chart:class="chart:scatter">
            <chart:domain table:cell-range-address="Sheet2.A25:Sheet2.A35"/>
            <chart:data-point chart:repeated="11"/>
          </chart:series>
          <chart:series chart:style-name="ch11" chart:values-cell-range-address="Sheet2.F36:Sheet2.F46" chart:label-cell-address="Sheet2.B36:Sheet2.B36" chart:class="chart:scatter">
            <chart:domain table:cell-range-address="Sheet2.A36:Sheet2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2:Sheet2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4:Sheet2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2.B25:Sheet2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2.B36:Sheet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2</svg:desc>
                </draw:g>
              </table:table-cell>
              <table:table-cell office:value-type="float" office:value="0.01626">
                <text:p>0.01626</text:p>
                <draw:g>
                  <svg:desc>Sheet2.F2:Sheet2.F12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0.17046">
                <text:p>0.17046</text:p>
                <draw:g>
                  <svg:desc>Sheet2.F14:Sheet2.F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0.16998">
                <text:p>0.16998</text:p>
                <draw:g>
                  <svg:desc>Sheet2.F25:Sheet2.F35</svg:desc>
                </draw:g>
              </table:table-cell>
              <table:table-cell office:value-type="float" office:value="1">
                <text:p>1</text:p>
                <draw:g>
                  <svg:desc>Sheet2.A36:Sheet2.A46</svg:desc>
                </draw:g>
              </table:table-cell>
              <table:table-cell office:value-type="float" office:value="0.12621">
                <text:p>0.12621</text:p>
                <draw:g>
                  <svg:desc>Sheet2.F36:Sheet2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28996">
                <text:p>0.28996</text:p>
              </table:table-cell>
              <table:table-cell office:value-type="float" office:value="2">
                <text:p>2</text:p>
              </table:table-cell>
              <table:table-cell office:value-type="float" office:value="0.28994">
                <text:p>0.28994</text:p>
              </table:table-cell>
              <table:table-cell office:value-type="float" office:value="2">
                <text:p>2</text:p>
              </table:table-cell>
              <table:table-cell office:value-type="float" office:value="0.24162">
                <text:p>0.24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48602">
                <text:p>0.4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97097">
                <text:p>0.97097</text:p>
              </table:table-cell>
              <table:table-cell office:value-type="float" office:value="8">
                <text:p>8</text:p>
              </table:table-cell>
              <table:table-cell office:value-type="float" office:value="0.97006">
                <text:p>0.97006</text:p>
              </table:table-cell>
              <table:table-cell office:value-type="float" office:value="8">
                <text:p>8</text:p>
              </table:table-cell>
              <table:table-cell office:value-type="float" office:value="0.92659">
                <text:p>0.9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1.70239">
                <text:p>1.70239</text:p>
              </table:table-cell>
              <table:table-cell office:value-type="float" office:value="16">
                <text:p>16</text:p>
              </table:table-cell>
              <table:table-cell office:value-type="float" office:value="1.70328">
                <text:p>1.70328</text:p>
              </table:table-cell>
              <table:table-cell office:value-type="float" office:value="16">
                <text:p>16</text:p>
              </table:table-cell>
              <table:table-cell office:value-type="float" office:value="1.65979">
                <text:p>1.6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3.56989">
                <text:p>3.56989</text:p>
              </table:table-cell>
              <table:table-cell office:value-type="float" office:value="32">
                <text:p>32</text:p>
              </table:table-cell>
              <table:table-cell office:value-type="float" office:value="3.56011">
                <text:p>3.56011</text:p>
              </table:table-cell>
              <table:table-cell office:value-type="float" office:value="32">
                <text:p>32</text:p>
              </table:table-cell>
              <table:table-cell office:value-type="float" office:value="3.52589">
                <text:p>3.5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6.9456">
                <text:p>6.9456</text:p>
              </table:table-cell>
              <table:table-cell office:value-type="float" office:value="64">
                <text:p>64</text:p>
              </table:table-cell>
              <table:table-cell office:value-type="float" office:value="6.9264">
                <text:p>6.9264</text:p>
              </table:table-cell>
              <table:table-cell office:value-type="float" office:value="64">
                <text:p>64</text:p>
              </table:table-cell>
              <table:table-cell office:value-type="float" office:value="6.8982">
                <text:p>6.8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13.759">
                <text:p>13.759</text:p>
              </table:table-cell>
              <table:table-cell office:value-type="float" office:value="128">
                <text:p>128</text:p>
              </table:table-cell>
              <table:table-cell office:value-type="float" office:value="13.655">
                <text:p>13.655</text:p>
              </table:table-cell>
              <table:table-cell office:value-type="float" office:value="128">
                <text:p>128</text:p>
              </table:table-cell>
              <table:table-cell office:value-type="float" office:value="13.71167">
                <text:p>13.7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27.538">
                <text:p>27.538</text:p>
              </table:table-cell>
              <table:table-cell office:value-type="float" office:value="256">
                <text:p>256</text:p>
              </table:table-cell>
              <table:table-cell office:value-type="float" office:value="27.2655">
                <text:p>27.2655</text:p>
              </table:table-cell>
              <table:table-cell office:value-type="float" office:value="256">
                <text:p>256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54.885">
                <text:p>54.885</text:p>
              </table:table-cell>
              <table:table-cell office:value-type="float" office:value="512">
                <text:p>512</text:p>
              </table:table-cell>
              <table:table-cell office:value-type="float" office:value="54.605">
                <text:p>54.605</text:p>
              </table:table-cell>
              <table:table-cell office:value-type="float" office:value="512">
                <text:p>512</text:p>
              </table:table-cell>
              <table:table-cell office:value-type="float" office:value="55.079">
                <text:p>55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110.705">
                <text:p>110.705</text:p>
              </table:table-cell>
              <table:table-cell office:value-type="float" office:value="1024">
                <text:p>1024</text:p>
              </table:table-cell>
              <table:table-cell office:value-type="float" office:value="109.46">
                <text:p>109.46</text:p>
              </table:table-cell>
              <table:table-cell office:value-type="float" office:value="1024">
                <text:p>1024</text:p>
              </table:table-cell>
              <table:table-cell office:value-type="float" office:value="110.413">
                <text:p>110.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3.A2:Sheet3.A12 Sheet3.E2:Sheet3.E2 Sheet3.F2:Sheet3.F12 Sheet3.B14:Sheet3.B14 Sheet3.F14:Sheet3.F46 Sheet3.B25:Sheet3.B25 Sheet3.B36:Sheet3.B36" chart:data-source-has-labels="row" svg:x="1.462cm" svg:y="0.271cm" svg:width="17.84cm" svg:height="12.051cm">
          <chartooo:coordinate-region svg:x="2.083cm" svg:y="0.471cm" svg:width="16.661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3.F2:Sheet3.F12" chart:label-cell-address="Sheet3.E2:Sheet3.E2" chart:class="chart:scatter">
            <chart:domain table:cell-range-address="Sheet3.A2:Sheet3.A12"/>
            <chart:data-point chart:repeated="11"/>
          </chart:series>
          <chart:series chart:style-name="ch9" chart:values-cell-range-address="Sheet3.F14:Sheet3.F24" chart:label-cell-address="Sheet3.B14:Sheet3.B14" chart:class="chart:scatter">
            <chart:domain table:cell-range-address="Sheet3.A14:Sheet3.A24"/>
            <chart:data-point chart:repeated="11"/>
          </chart:series>
          <chart:series chart:style-name="ch10" chart:values-cell-range-address="Sheet3.F25:Sheet3.F35" chart:label-cell-address="Sheet3.B25:Sheet3.B25" chart:class="chart:scatter">
            <chart:domain table:cell-range-address="Sheet3.A25:Sheet3.A35"/>
            <chart:data-point chart:repeated="11"/>
          </chart:series>
          <chart:series chart:style-name="ch11" chart:values-cell-range-address="Sheet3.F36:Sheet3.F46" chart:label-cell-address="Sheet3.B36:Sheet3.B36" chart:class="chart:scatter">
            <chart:domain table:cell-range-address="Sheet3.A36:Sheet3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2:Sheet3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14:Sheet3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25:Sheet3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36:Sheet3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2</svg:desc>
                </draw:g>
              </table:table-cell>
              <table:table-cell office:value-type="float" office:value="0.14264">
                <text:p>0.14264</text:p>
                <draw:g>
                  <svg:desc>Sheet3.F2:Sheet3.F12</svg:desc>
                </draw:g>
              </table:table-cell>
              <table:table-cell office:value-type="float" office:value="1">
                <text:p>1</text:p>
                <draw:g>
                  <svg:desc>Sheet3.A14:Sheet3.A24</svg:desc>
                </draw:g>
              </table:table-cell>
              <table:table-cell office:value-type="float" office:value="0.04512">
                <text:p>0.04512</text:p>
                <draw:g>
                  <svg:desc>Sheet3.F14:Sheet3.F24</svg:desc>
                </draw:g>
              </table:table-cell>
              <table:table-cell office:value-type="float" office:value="NaN">
                <text:p>NaN</text:p>
                <draw:g>
                  <svg:desc>Sheet3.A25:Sheet3.A35</svg:desc>
                </draw:g>
              </table:table-cell>
              <table:table-cell office:value-type="float" office:value="0">
                <text:p>0</text:p>
                <draw:g>
                  <svg:desc>Sheet3.F25:Sheet3.F35</svg:desc>
                </draw:g>
              </table:table-cell>
              <table:table-cell office:value-type="float" office:value="NaN">
                <text:p>NaN</text:p>
                <draw:g>
                  <svg:desc>Sheet3.A36:Sheet3.A46</svg:desc>
                </draw:g>
              </table:table-cell>
              <table:table-cell office:value-type="float" office:value="0">
                <text:p>0</text:p>
                <draw:g>
                  <svg:desc>Sheet3.F36:Sheet3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03">
                <text:p>0.27303</text:p>
              </table:table-cell>
              <table:table-cell office:value-type="float" office:value="2">
                <text:p>2</text:p>
              </table:table-cell>
              <table:table-cell office:value-type="float" office:value="0.07751">
                <text:p>0.077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541">
                <text:p>0.51541</text:p>
              </table:table-cell>
              <table:table-cell office:value-type="float" office:value="4">
                <text:p>4</text:p>
              </table:table-cell>
              <table:table-cell office:value-type="float" office:value="0.15761">
                <text:p>0.157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53">
                <text:p>0.9353</text:p>
              </table:table-cell>
              <table:table-cell office:value-type="float" office:value="8">
                <text:p>8</text:p>
              </table:table-cell>
              <table:table-cell office:value-type="float" office:value="0.53059">
                <text:p>0.53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928">
                <text:p>1.65928</text:p>
              </table:table-cell>
              <table:table-cell office:value-type="float" office:value="16">
                <text:p>16</text:p>
              </table:table-cell>
              <table:table-cell office:value-type="float" office:value="0.57505">
                <text:p>0.57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978">
                <text:p>3.51978</text:p>
              </table:table-cell>
              <table:table-cell office:value-type="float" office:value="32">
                <text:p>32</text:p>
              </table:table-cell>
              <table:table-cell office:value-type="float" office:value="1.24371">
                <text:p>1.243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838">
                <text:p>6.8838</text:p>
              </table:table-cell>
              <table:table-cell office:value-type="float" office:value="64">
                <text:p>64</text:p>
              </table:table-cell>
              <table:table-cell office:value-type="float" office:value="3.4397">
                <text:p>3.4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65">
                <text:p>13.665</text:p>
              </table:table-cell>
              <table:table-cell office:value-type="float" office:value="128">
                <text:p>128</text:p>
              </table:table-cell>
              <table:table-cell office:value-type="float" office:value="4.85025">
                <text:p>4.85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7.3875">
                <text:p>27.3875</text:p>
              </table:table-cell>
              <table:table-cell office:value-type="float" office:value="256">
                <text:p>256</text:p>
              </table:table-cell>
              <table:table-cell office:value-type="float" office:value="9.932">
                <text:p>9.9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4.892">
                <text:p>54.892</text:p>
              </table:table-cell>
              <table:table-cell office:value-type="float" office:value="512">
                <text:p>512</text:p>
              </table:table-cell>
              <table:table-cell office:value-type="float" office:value="19.88875">
                <text:p>19.88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0.026">
                <text:p>110.0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52cm" svg:y="5.741cm" style:legend-expansion="high" chart:style-name="ch2"/>
        <chart:plot-area chart:style-name="ch3" table:cell-range-address="Sheet4.A2:Sheet4.A12 Sheet4.E2:Sheet4.E2 Sheet4.F2:Sheet4.F12 Sheet4.B14:Sheet4.B14 Sheet4.F14:Sheet4.F46 Sheet4.B25:Sheet4.B25 Sheet4.B36:Sheet4.B36" chart:data-source-has-labels="row" svg:x="1.462cm" svg:y="0.271cm" svg:width="18.608cm" svg:height="12.051cm">
          <chartooo:coordinate-region svg:x="2.083cm" svg:y="0.471cm" svg:width="17.615cm" svg:height="11.204cm"/>
          <chart:axis chart:dimension="x" chart:name="primary-x" chart:style-name="ch4">
            <chart:title svg:x="10.219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4.F2:Sheet4.F12" chart:label-cell-address="Sheet4.E2:Sheet4.E2" chart:class="chart:scatter">
            <chart:domain table:cell-range-address="Sheet4.A2:Sheet4.A12"/>
            <chart:data-point chart:repeated="11"/>
          </chart:series>
          <chart:series chart:style-name="ch9" chart:values-cell-range-address="Sheet4.F14:Sheet4.F24" chart:label-cell-address="Sheet4.B14:Sheet4.B14" chart:class="chart:scatter">
            <chart:domain table:cell-range-address="Sheet4.A14:Sheet4.A24"/>
            <chart:data-point chart:repeated="11"/>
          </chart:series>
          <chart:series chart:style-name="ch10" chart:values-cell-range-address="Sheet4.F25:Sheet4.F35" chart:label-cell-address="Sheet4.B25:Sheet4.B25" chart:class="chart:scatter">
            <chart:domain table:cell-range-address="Sheet4.A25:Sheet4.A35"/>
            <chart:data-point chart:repeated="11"/>
          </chart:series>
          <chart:series chart:style-name="ch11" chart:values-cell-range-address="Sheet4.F36:Sheet4.F46" chart:label-cell-address="Sheet4.B36:Sheet4.B36" chart:class="chart:scatter">
            <chart:domain table:cell-range-address="Sheet4.A36:Sheet4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2:Sheet4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4.B14:Sheet4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4.B25:Sheet4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4.B36:Sheet4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12</svg:desc>
                </draw:g>
              </table:table-cell>
              <table:table-cell office:value-type="float" office:value="0.01626">
                <text:p>0.01626</text:p>
                <draw:g>
                  <svg:desc>Sheet4.F2:Sheet4.F12</svg:desc>
                </draw:g>
              </table:table-cell>
              <table:table-cell office:value-type="float" office:value="1">
                <text:p>1</text:p>
                <draw:g>
                  <svg:desc>Sheet4.A14:Sheet4.A24</svg:desc>
                </draw:g>
              </table:table-cell>
              <table:table-cell office:value-type="float" office:value="0.08369">
                <text:p>0.08369</text:p>
                <draw:g>
                  <svg:desc>Sheet4.F14:Sheet4.F24</svg:desc>
                </draw:g>
              </table:table-cell>
              <table:table-cell office:value-type="float" office:value="1">
                <text:p>1</text:p>
                <draw:g>
                  <svg:desc>Sheet4.A25:Sheet4.A35</svg:desc>
                </draw:g>
              </table:table-cell>
              <table:table-cell office:value-type="float" office:value="0.08571">
                <text:p>0.08571</text:p>
                <draw:g>
                  <svg:desc>Sheet4.F25:Sheet4.F35</svg:desc>
                </draw:g>
              </table:table-cell>
              <table:table-cell office:value-type="float" office:value="1">
                <text:p>1</text:p>
                <draw:g>
                  <svg:desc>Sheet4.A36:Sheet4.A46</svg:desc>
                </draw:g>
              </table:table-cell>
              <table:table-cell office:value-type="float" office:value="0.08609">
                <text:p>0.08609</text:p>
                <draw:g>
                  <svg:desc>Sheet4.F36:Sheet4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13625">
                <text:p>0.13625</text:p>
              </table:table-cell>
              <table:table-cell office:value-type="float" office:value="2">
                <text:p>2</text:p>
              </table:table-cell>
              <table:table-cell office:value-type="float" office:value="0.1357">
                <text:p>0.1357</text:p>
              </table:table-cell>
              <table:table-cell office:value-type="float" office:value="2">
                <text:p>2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24896">
                <text:p>0.24896</text:p>
              </table:table-cell>
              <table:table-cell office:value-type="float" office:value="4">
                <text:p>4</text:p>
              </table:table-cell>
              <table:table-cell office:value-type="float" office:value="0.25039">
                <text:p>0.25039</text:p>
              </table:table-cell>
              <table:table-cell office:value-type="float" office:value="4">
                <text:p>4</text:p>
              </table:table-cell>
              <table:table-cell office:value-type="float" office:value="0.2482">
                <text:p>0.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45512">
                <text:p>0.45512</text:p>
              </table:table-cell>
              <table:table-cell office:value-type="float" office:value="8">
                <text:p>8</text:p>
              </table:table-cell>
              <table:table-cell office:value-type="float" office:value="0.45585">
                <text:p>0.45585</text:p>
              </table:table-cell>
              <table:table-cell office:value-type="float" office:value="8">
                <text:p>8</text:p>
              </table:table-cell>
              <table:table-cell office:value-type="float" office:value="0.5058">
                <text:p>0.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79705">
                <text:p>0.79705</text:p>
              </table:table-cell>
              <table:table-cell office:value-type="float" office:value="16">
                <text:p>16</text:p>
              </table:table-cell>
              <table:table-cell office:value-type="float" office:value="0.8085">
                <text:p>0.8085</text:p>
              </table:table-cell>
              <table:table-cell office:value-type="float" office:value="16">
                <text:p>16</text:p>
              </table:table-cell>
              <table:table-cell office:value-type="float" office:value="0.80755">
                <text:p>0.80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66867">
                <text:p>1.66867</text:p>
              </table:table-cell>
              <table:table-cell office:value-type="float" office:value="32">
                <text:p>32</text:p>
              </table:table-cell>
              <table:table-cell office:value-type="float" office:value="1.70661">
                <text:p>1.70661</text:p>
              </table:table-cell>
              <table:table-cell office:value-type="float" office:value="32">
                <text:p>3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3.2447">
                <text:p>3.2447</text:p>
              </table:table-cell>
              <table:table-cell office:value-type="float" office:value="64">
                <text:p>64</text:p>
              </table:table-cell>
              <table:table-cell office:value-type="float" office:value="3.3886">
                <text:p>3.3886</text:p>
              </table:table-cell>
              <table:table-cell office:value-type="float" office:value="64">
                <text:p>64</text:p>
              </table:table-cell>
              <table:table-cell office:value-type="float" office:value="3.2349">
                <text:p>3.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6.47367">
                <text:p>6.47367</text:p>
              </table:table-cell>
              <table:table-cell office:value-type="float" office:value="128">
                <text:p>128</text:p>
              </table:table-cell>
              <table:table-cell office:value-type="float" office:value="6.84367">
                <text:p>6.84367</text:p>
              </table:table-cell>
              <table:table-cell office:value-type="float" office:value="128">
                <text:p>128</text:p>
              </table:table-cell>
              <table:table-cell office:value-type="float" office:value="6.41233">
                <text:p>6.4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12.8375">
                <text:p>12.8375</text:p>
              </table:table-cell>
              <table:table-cell office:value-type="float" office:value="256">
                <text:p>256</text:p>
              </table:table-cell>
              <table:table-cell office:value-type="float" office:value="13.773">
                <text:p>13.773</text:p>
              </table:table-cell>
              <table:table-cell office:value-type="float" office:value="256">
                <text:p>256</text:p>
              </table:table-cell>
              <table:table-cell office:value-type="float" office:value="12.81825">
                <text:p>12.81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25.6665">
                <text:p>25.6665</text:p>
              </table:table-cell>
              <table:table-cell office:value-type="float" office:value="512">
                <text:p>512</text:p>
              </table:table-cell>
              <table:table-cell office:value-type="float" office:value="27.6165">
                <text:p>27.6165</text:p>
              </table:table-cell>
              <table:table-cell office:value-type="float" office:value="512">
                <text:p>512</text:p>
              </table:table-cell>
              <table:table-cell office:value-type="float" office:value="25.6195">
                <text:p>25.6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51.514">
                <text:p>51.514</text:p>
              </table:table-cell>
              <table:table-cell office:value-type="float" office:value="1024">
                <text:p>1024</text:p>
              </table:table-cell>
              <table:table-cell office:value-type="float" office:value="54.1315">
                <text:p>54.1315</text:p>
              </table:table-cell>
              <table:table-cell office:value-type="float" office:value="1024">
                <text:p>1024</text:p>
              </table:table-cell>
              <table:table-cell office:value-type="float" office:value="54.7455">
                <text:p>54.7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493cm" svg:y="5.492cm" style:legend-expansion="high" chart:style-name="ch2"/>
        <chart:plot-area chart:style-name="ch3" table:cell-range-address="Sheet5.A2:Sheet5.A12 Sheet5.E2:Sheet5.E2 Sheet5.F2:Sheet5.F12 Sheet5.B14:Sheet5.B14 Sheet5.F14:Sheet5.F57 Sheet5.B25:Sheet5.B25 Sheet5.B36:Sheet5.B36 Sheet5.B47:Sheet5.B47" chart:data-source-has-labels="row" svg:x="1.462cm" svg:y="0.271cm" svg:width="18.581cm" svg:height="12.051cm">
          <chartooo:coordinate-region svg:x="2.083cm" svg:y="0.271cm" svg:width="17.96cm" svg:height="11.404cm"/>
          <chart:axis chart:dimension="x" chart:name="primary-x" chart:style-name="ch4">
            <chart:title svg:x="10.205cm" svg:y="12.593cm" chart:style-name="ch5">
              <text:p>nb sort</text:p>
            </chart:title>
          </chart:axis>
          <chart:axis chart:dimension="y" chart:name="primary-y" chart:style-name="ch6">
            <chart:title svg:x="0.451cm" svg:y="6.882cm" chart:style-name="ch7">
              <text:p>time (s)</text:p>
            </chart:title>
            <chart:grid chart:style-name="ch8" chart:class="major"/>
          </chart:axis>
          <chart:series chart:style-name="ch9" chart:values-cell-range-address="Sheet5.F2:Sheet5.F12" chart:label-cell-address="Sheet5.E2:Sheet5.E2" chart:class="chart:scatter">
            <chart:domain table:cell-range-address="Sheet5.A2:Sheet5.A12"/>
            <chart:data-point chart:repeated="11"/>
          </chart:series>
          <chart:series chart:style-name="ch10" chart:values-cell-range-address="Sheet5.F14:Sheet5.F24" chart:label-cell-address="Sheet5.B14:Sheet5.B14" chart:class="chart:scatter">
            <chart:domain table:cell-range-address="Sheet5.A14:Sheet5.A24"/>
            <chart:data-point chart:repeated="11"/>
          </chart:series>
          <chart:series chart:style-name="ch11" chart:values-cell-range-address="Sheet5.F25:Sheet5.F35" chart:label-cell-address="Sheet5.B25:Sheet5.B25" chart:class="chart:scatter">
            <chart:domain table:cell-range-address="Sheet5.A25:Sheet5.A35"/>
            <chart:data-point chart:repeated="11"/>
          </chart:series>
          <chart:series chart:style-name="ch12" chart:values-cell-range-address="Sheet5.F36:Sheet5.F46" chart:label-cell-address="Sheet5.B36:Sheet5.B36" chart:class="chart:scatter">
            <chart:domain table:cell-range-address="Sheet5.A36:Sheet5.A46"/>
            <chart:data-point chart:repeated="11"/>
          </chart:series>
          <chart:series chart:style-name="ch13" chart:values-cell-range-address="Sheet5.F47:Sheet5.F57" chart:label-cell-address="Sheet5.B47:Sheet5.B47" chart:class="chart:scatter">
            <chart:domain table:cell-range-address="Sheet5.A47:Sheet5.A57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2:Sheet5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5.B14:Sheet5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5.B25:Sheet5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5.B36:Sheet5.B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Sheet5.B47:Sheet5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2:Sheet5.A12</svg:desc>
                </draw:g>
              </table:table-cell>
              <table:table-cell office:value-type="float" office:value="0.01728">
                <text:p>0.01728</text:p>
                <draw:g>
                  <svg:desc>Sheet5.F2:Sheet5.F12</svg:desc>
                </draw:g>
              </table:table-cell>
              <table:table-cell office:value-type="float" office:value="1">
                <text:p>1</text:p>
                <draw:g>
                  <svg:desc>Sheet5.A14:Sheet5.A24</svg:desc>
                </draw:g>
              </table:table-cell>
              <table:table-cell office:value-type="float" office:value="0.0087">
                <text:p>0.0087</text:p>
                <draw:g>
                  <svg:desc>Sheet5.F14:Sheet5.F24</svg:desc>
                </draw:g>
              </table:table-cell>
              <table:table-cell office:value-type="float" office:value="1">
                <text:p>1</text:p>
                <draw:g>
                  <svg:desc>Sheet5.A25:Sheet5.A35</svg:desc>
                </draw:g>
              </table:table-cell>
              <table:table-cell office:value-type="float" office:value="0.0086">
                <text:p>0.0086</text:p>
                <draw:g>
                  <svg:desc>Sheet5.F25:Sheet5.F35</svg:desc>
                </draw:g>
              </table:table-cell>
              <table:table-cell office:value-type="float" office:value="1">
                <text:p>1</text:p>
                <draw:g>
                  <svg:desc>Sheet5.A36:Sheet5.A46</svg:desc>
                </draw:g>
              </table:table-cell>
              <table:table-cell office:value-type="float" office:value="0.00889">
                <text:p>0.00889</text:p>
                <draw:g>
                  <svg:desc>Sheet5.F36:Sheet5.F46</svg:desc>
                </draw:g>
              </table:table-cell>
              <table:table-cell office:value-type="float" office:value="1">
                <text:p>1</text:p>
                <draw:g>
                  <svg:desc>Sheet5.A47:Sheet5.A57</svg:desc>
                </draw:g>
              </table:table-cell>
              <table:table-cell office:value-type="float" office:value="0.00868">
                <text:p>0.00868</text:p>
                <draw:g>
                  <svg:desc>Sheet5.F47:Sheet5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7">
                <text:p>0.0317</text:p>
              </table:table-cell>
              <table:table-cell office:value-type="float" office:value="2">
                <text:p>2</text:p>
              </table:table-cell>
              <table:table-cell office:value-type="float" office:value="0.01397">
                <text:p>0.01397</text:p>
              </table:table-cell>
              <table:table-cell office:value-type="float" office:value="2">
                <text:p>2</text:p>
              </table:table-cell>
              <table:table-cell office:value-type="float" office:value="0.01387">
                <text:p>0.01387</text:p>
              </table:table-cell>
              <table:table-cell office:value-type="float" office:value="2">
                <text:p>2</text:p>
              </table:table-cell>
              <table:table-cell office:value-type="float" office:value="0.01396">
                <text:p>0.01396</text:p>
              </table:table-cell>
              <table:table-cell office:value-type="float" office:value="2">
                <text:p>2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76">
                <text:p>0.05976</text:p>
              </table:table-cell>
              <table:table-cell office:value-type="float" office:value="4">
                <text:p>4</text:p>
              </table:table-cell>
              <table:table-cell office:value-type="float" office:value="0.02738">
                <text:p>0.02738</text:p>
              </table:table-cell>
              <table:table-cell office:value-type="float" office:value="4">
                <text:p>4</text:p>
              </table:table-cell>
              <table:table-cell office:value-type="float" office:value="0.02742">
                <text:p>0.02742</text:p>
              </table:table-cell>
              <table:table-cell office:value-type="float" office:value="4">
                <text:p>4</text:p>
              </table:table-cell>
              <table:table-cell office:value-type="float" office:value="0.02746">
                <text:p>0.02746</text:p>
              </table:table-cell>
              <table:table-cell office:value-type="float" office:value="4">
                <text:p>4</text:p>
              </table:table-cell>
              <table:table-cell office:value-type="float" office:value="0.02738">
                <text:p>0.02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06">
                <text:p>0.10806</text:p>
              </table:table-cell>
              <table:table-cell office:value-type="float" office:value="8">
                <text:p>8</text:p>
              </table:table-cell>
              <table:table-cell office:value-type="float" office:value="0.05841">
                <text:p>0.05841</text:p>
              </table:table-cell>
              <table:table-cell office:value-type="float" office:value="8">
                <text:p>8</text:p>
              </table:table-cell>
              <table:table-cell office:value-type="float" office:value="0.0581">
                <text:p>0.0581</text:p>
              </table:table-cell>
              <table:table-cell office:value-type="float" office:value="8">
                <text:p>8</text:p>
              </table:table-cell>
              <table:table-cell office:value-type="float" office:value="0.05818">
                <text:p>0.05818</text:p>
              </table:table-cell>
              <table:table-cell office:value-type="float" office:value="8">
                <text:p>8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311">
                <text:p>0.19311</text:p>
              </table:table-cell>
              <table:table-cell office:value-type="float" office:value="16">
                <text:p>16</text:p>
              </table:table-cell>
              <table:table-cell office:value-type="float" office:value="0.11097">
                <text:p>0.11097</text:p>
              </table:table-cell>
              <table:table-cell office:value-type="float" office:value="16">
                <text:p>16</text:p>
              </table:table-cell>
              <table:table-cell office:value-type="float" office:value="0.11639">
                <text:p>0.11639</text:p>
              </table:table-cell>
              <table:table-cell office:value-type="float" office:value="16">
                <text:p>16</text:p>
              </table:table-cell>
              <table:table-cell office:value-type="float" office:value="0.11559">
                <text:p>0.11559</text:p>
              </table:table-cell>
              <table:table-cell office:value-type="float" office:value="16">
                <text:p>16</text:p>
              </table:table-cell>
              <table:table-cell office:value-type="float" office:value="0.11458">
                <text:p>0.11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728">
                <text:p>0.40728</text:p>
              </table:table-cell>
              <table:table-cell office:value-type="float" office:value="32">
                <text:p>32</text:p>
              </table:table-cell>
              <table:table-cell office:value-type="float" office:value="0.29512">
                <text:p>0.29512</text:p>
              </table:table-cell>
              <table:table-cell office:value-type="float" office:value="32">
                <text:p>32</text:p>
              </table:table-cell>
              <table:table-cell office:value-type="float" office:value="0.2845">
                <text:p>0.2845</text:p>
              </table:table-cell>
              <table:table-cell office:value-type="float" office:value="32">
                <text:p>32</text:p>
              </table:table-cell>
              <table:table-cell office:value-type="float" office:value="0.28446">
                <text:p>0.28446</text:p>
              </table:table-cell>
              <table:table-cell office:value-type="float" office:value="32">
                <text:p>32</text:p>
              </table:table-cell>
              <table:table-cell office:value-type="float" office:value="0.28349">
                <text:p>0.2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016">
                <text:p>0.79016</text:p>
              </table:table-cell>
              <table:table-cell office:value-type="float" office:value="64">
                <text:p>64</text:p>
              </table:table-cell>
              <table:table-cell office:value-type="float" office:value="0.73286">
                <text:p>0.73286</text:p>
              </table:table-cell>
              <table:table-cell office:value-type="float" office:value="64">
                <text:p>64</text:p>
              </table:table-cell>
              <table:table-cell office:value-type="float" office:value="0.72117">
                <text:p>0.72117</text:p>
              </table:table-cell>
              <table:table-cell office:value-type="float" office:value="64">
                <text:p>64</text:p>
              </table:table-cell>
              <table:table-cell office:value-type="float" office:value="0.73429">
                <text:p>0.73429</text:p>
              </table:table-cell>
              <table:table-cell office:value-type="float" office:value="64">
                <text:p>64</text:p>
              </table:table-cell>
              <table:table-cell office:value-type="float" office:value="0.71277">
                <text:p>0.7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53">
                <text:p>1.56853</text:p>
              </table:table-cell>
              <table:table-cell office:value-type="float" office:value="128">
                <text:p>128</text:p>
              </table:table-cell>
              <table:table-cell office:value-type="float" office:value="0.81244">
                <text:p>0.81244</text:p>
              </table:table-cell>
              <table:table-cell office:value-type="float" office:value="128">
                <text:p>128</text:p>
              </table:table-cell>
              <table:table-cell office:value-type="float" office:value="0.81079">
                <text:p>0.81079</text:p>
              </table:table-cell>
              <table:table-cell office:value-type="float" office:value="128">
                <text:p>128</text:p>
              </table:table-cell>
              <table:table-cell office:value-type="float" office:value="0.8134">
                <text:p>0.8134</text:p>
              </table:table-cell>
              <table:table-cell office:value-type="float" office:value="128">
                <text:p>128</text:p>
              </table:table-cell>
              <table:table-cell office:value-type="float" office:value="0.81231">
                <text:p>0.8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14">
                <text:p>3.14</text:p>
              </table:table-cell>
              <table:table-cell office:value-type="float" office:value="256">
                <text:p>256</text:p>
              </table:table-cell>
              <table:table-cell office:value-type="float" office:value="1.61867">
                <text:p>1.61867</text:p>
              </table:table-cell>
              <table:table-cell office:value-type="float" office:value="256">
                <text:p>256</text:p>
              </table:table-cell>
              <table:table-cell office:value-type="float" office:value="1.62692">
                <text:p>1.62692</text:p>
              </table:table-cell>
              <table:table-cell office:value-type="float" office:value="256">
                <text:p>256</text:p>
              </table:table-cell>
              <table:table-cell office:value-type="float" office:value="1.62567">
                <text:p>1.62567</text:p>
              </table:table-cell>
              <table:table-cell office:value-type="float" office:value="256">
                <text:p>25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2928">
                <text:p>6.2928</text:p>
              </table:table-cell>
              <table:table-cell office:value-type="float" office:value="512">
                <text:p>512</text:p>
              </table:table-cell>
              <table:table-cell office:value-type="float" office:value="3.25958">
                <text:p>3.25958</text:p>
              </table:table-cell>
              <table:table-cell office:value-type="float" office:value="512">
                <text:p>512</text:p>
              </table:table-cell>
              <table:table-cell office:value-type="float" office:value="3.25417">
                <text:p>3.25417</text:p>
              </table:table-cell>
              <table:table-cell office:value-type="float" office:value="512">
                <text:p>512</text:p>
              </table:table-cell>
              <table:table-cell office:value-type="float" office:value="3.24425">
                <text:p>3.24425</text:p>
              </table:table-cell>
              <table:table-cell office:value-type="float" office:value="512">
                <text:p>512</text:p>
              </table:table-cell>
              <table:table-cell office:value-type="float" office:value="3.26375">
                <text:p>3.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60933">
                <text:p>12.60933</text:p>
              </table:table-cell>
              <table:table-cell office:value-type="float" office:value="1024">
                <text:p>1024</text:p>
              </table:table-cell>
              <table:table-cell office:value-type="float" office:value="6.51325">
                <text:p>6.51325</text:p>
              </table:table-cell>
              <table:table-cell office:value-type="float" office:value="1024">
                <text:p>1024</text:p>
              </table:table-cell>
              <table:table-cell office:value-type="float" office:value="6.52133">
                <text:p>6.52133</text:p>
              </table:table-cell>
              <table:table-cell office:value-type="float" office:value="1024">
                <text:p>1024</text:p>
              </table:table-cell>
              <table:table-cell office:value-type="float" office:value="6.53604">
                <text:p>6.53604</text:p>
              </table:table-cell>
              <table:table-cell office:value-type="float" office:value="1024">
                <text:p>1024</text:p>
              </table:table-cell>
              <table:table-cell office:value-type="float" office:value="6.53975">
                <text:p>6.53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2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492cm" style:legend-expansion="high" chart:style-name="ch2"/>
        <chart:plot-area chart:style-name="ch3" table:cell-range-address="Sheet6.A2:Sheet6.A12 Sheet6.E2:Sheet6.E2 Sheet6.F2:Sheet6.F12 Sheet6.B14:Sheet6.B14 Sheet6.F14:Sheet6.F57 Sheet6.B25:Sheet6.B25 Sheet6.B36:Sheet6.B36 Sheet6.B47:Sheet6.B47" chart:data-source-has-labels="row" svg:x="1.462cm" svg:y="0.271cm" svg:width="17.84cm" svg:height="12.051cm">
          <chartooo:coordinate-region svg:x="2.083cm" svg:y="0.271cm" svg:width="17.219cm" svg:height="11.4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6">
            <chart:title svg:x="0.451cm" svg:y="6.882cm" chart:style-name="ch7">
              <text:p>time (s)</text:p>
            </chart:title>
            <chart:grid chart:style-name="ch8" chart:class="major"/>
          </chart:axis>
          <chart:series chart:style-name="ch9" chart:values-cell-range-address="Sheet6.F2:Sheet6.F12" chart:label-cell-address="Sheet6.E2:Sheet6.E2" chart:class="chart:scatter">
            <chart:domain table:cell-range-address="Sheet6.A2:Sheet6.A12"/>
            <chart:data-point chart:repeated="11"/>
          </chart:series>
          <chart:series chart:style-name="ch10" chart:values-cell-range-address="Sheet6.F14:Sheet6.F24" chart:label-cell-address="Sheet6.B14:Sheet6.B14" chart:class="chart:scatter">
            <chart:domain table:cell-range-address="Sheet6.A14:Sheet6.A24"/>
            <chart:data-point chart:repeated="11"/>
          </chart:series>
          <chart:series chart:style-name="ch11" chart:values-cell-range-address="Sheet6.F25:Sheet6.F35" chart:label-cell-address="Sheet6.B25:Sheet6.B25" chart:class="chart:scatter">
            <chart:domain table:cell-range-address="Sheet6.A25:Sheet6.A35"/>
            <chart:data-point chart:repeated="11"/>
          </chart:series>
          <chart:series chart:style-name="ch12" chart:values-cell-range-address="Sheet6.F36:Sheet6.F46" chart:label-cell-address="Sheet6.B36:Sheet6.B36" chart:class="chart:scatter">
            <chart:domain table:cell-range-address="Sheet6.A36:Sheet6.A46"/>
            <chart:data-point chart:repeated="11"/>
          </chart:series>
          <chart:series chart:style-name="ch13" chart:values-cell-range-address="Sheet6.F47:Sheet6.F57" chart:label-cell-address="Sheet6.B47:Sheet6.B47" chart:class="chart:scatter">
            <chart:domain table:cell-range-address="Sheet6.A47:Sheet6.A57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2:Sheet6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6.B14:Sheet6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6.B25:Sheet6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6.B36:Sheet6.B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6.B47:Sheet6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2:Sheet6.A12</svg:desc>
                </draw:g>
              </table:table-cell>
              <table:table-cell office:value-type="float" office:value="0.01728">
                <text:p>0.01728</text:p>
                <draw:g>
                  <svg:desc>Sheet6.F2:Sheet6.F12</svg:desc>
                </draw:g>
              </table:table-cell>
              <table:table-cell office:value-type="float" office:value="1">
                <text:p>1</text:p>
                <draw:g>
                  <svg:desc>Sheet6.A14:Sheet6.A24</svg:desc>
                </draw:g>
              </table:table-cell>
              <table:table-cell office:value-type="float" office:value="0.00805">
                <text:p>0.00805</text:p>
                <draw:g>
                  <svg:desc>Sheet6.F14:Sheet6.F24</svg:desc>
                </draw:g>
              </table:table-cell>
              <table:table-cell office:value-type="float" office:value="NaN">
                <text:p>NaN</text:p>
                <draw:g>
                  <svg:desc>Sheet6.A25:Sheet6.A35</svg:desc>
                </draw:g>
              </table:table-cell>
              <table:table-cell office:value-type="float" office:value="NaN">
                <text:p>NaN</text:p>
                <draw:g>
                  <svg:desc>Sheet6.F25:Sheet6.F35</svg:desc>
                </draw:g>
              </table:table-cell>
              <table:table-cell office:value-type="float" office:value="NaN">
                <text:p>NaN</text:p>
                <draw:g>
                  <svg:desc>Sheet6.A36:Sheet6.A46</svg:desc>
                </draw:g>
              </table:table-cell>
              <table:table-cell office:value-type="float" office:value="NaN">
                <text:p>NaN</text:p>
                <draw:g>
                  <svg:desc>Sheet6.F36:Sheet6.F46</svg:desc>
                </draw:g>
              </table:table-cell>
              <table:table-cell office:value-type="float" office:value="NaN">
                <text:p>NaN</text:p>
                <draw:g>
                  <svg:desc>Sheet6.A47:Sheet6.A57</svg:desc>
                </draw:g>
              </table:table-cell>
              <table:table-cell office:value-type="float" office:value="NaN">
                <text:p>NaN</text:p>
                <draw:g>
                  <svg:desc>Sheet6.F47:Sheet6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7">
                <text:p>0.0317</text:p>
              </table:table-cell>
              <table:table-cell office:value-type="float" office:value="2">
                <text:p>2</text:p>
              </table:table-cell>
              <table:table-cell office:value-type="float" office:value="0.01292">
                <text:p>0.0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76">
                <text:p>0.05976</text:p>
              </table:table-cell>
              <table:table-cell office:value-type="float" office:value="4">
                <text:p>4</text:p>
              </table:table-cell>
              <table:table-cell office:value-type="float" office:value="0.02528">
                <text:p>0.0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806">
                <text:p>0.10806</text:p>
              </table:table-cell>
              <table:table-cell office:value-type="float" office:value="8">
                <text:p>8</text:p>
              </table:table-cell>
              <table:table-cell office:value-type="float" office:value="0.05295">
                <text:p>0.05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9311">
                <text:p>0.19311</text:p>
              </table:table-cell>
              <table:table-cell office:value-type="float" office:value="16">
                <text:p>16</text:p>
              </table:table-cell>
              <table:table-cell office:value-type="float" office:value="0.10317">
                <text:p>0.1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728">
                <text:p>0.40728</text:p>
              </table:table-cell>
              <table:table-cell office:value-type="float" office:value="32">
                <text:p>32</text:p>
              </table:table-cell>
              <table:table-cell office:value-type="float" office:value="0.25302">
                <text:p>0.2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016">
                <text:p>0.79016</text:p>
              </table:table-cell>
              <table:table-cell office:value-type="float" office:value="64">
                <text:p>64</text:p>
              </table:table-cell>
              <table:table-cell office:value-type="float" office:value="0.6949">
                <text:p>0.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53">
                <text:p>1.56853</text:p>
              </table:table-cell>
              <table:table-cell office:value-type="float" office:value="128">
                <text:p>128</text:p>
              </table:table-cell>
              <table:table-cell office:value-type="float" office:value="0.74937">
                <text:p>0.7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14">
                <text:p>3.14</text:p>
              </table:table-cell>
              <table:table-cell office:value-type="float" office:value="256">
                <text:p>256</text:p>
              </table:table-cell>
              <table:table-cell office:value-type="float" office:value="1.49819">
                <text:p>1.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2928">
                <text:p>6.2928</text:p>
              </table:table-cell>
              <table:table-cell office:value-type="float" office:value="512">
                <text:p>512</text:p>
              </table:table-cell>
              <table:table-cell office:value-type="float" office:value="3.01065">
                <text:p>3.0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60933">
                <text:p>12.60933</text:p>
              </table:table-cell>
              <table:table-cell office:value-type="float" office:value="1024">
                <text:p>1024</text:p>
              </table:table-cell>
              <table:table-cell office:value-type="float" office:value="6.02538">
                <text:p>6.0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